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Gamma Energy (MeV)</text:p>
          </table:table-cell>
          <table:table-cell office:value-type="string" calcext:value-type="string">
            <text:p>u/p</text:p>
          </table:table-cell>
          <table:table-cell office:value-type="string" calcext:value-type="string">
            <text:p>u_en/p</text:p>
          </table:table-cell>
          <table:table-cell office:value-type="string" calcext:value-type="string">
            <text:p>thickness/um</text:p>
          </table:table-cell>
          <table:table-cell office:value-type="string" calcext:value-type="string">
            <text:p>Gamma Energy (MeV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amma Energy (MeV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mma Energy (MeV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amma Energy (MeV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amma Energy (MeV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amma Energy (MeV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mma Energy (MeV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amma Energy (MeV)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mma Energy (MeV)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Gamma Energy (MeV)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4942" calcext:value-type="float">
            <text:p>4942</text:p>
          </table:table-cell>
          <table:table-cell office:value-type="float" office:value="4935" calcext:value-type="float">
            <text:p>4935</text:p>
          </table:table-cell>
          <table:table-cell/>
          <table:table-cell office:value-type="float" office:value="0.001" calcext:value-type="float">
            <text:p>0.001</text:p>
          </table:table-cell>
          <table:table-cell table:formula="of:=EXP(-[.$B2]*([.F$1]/10000))" office:value-type="float" office:value="0.0000000000185602299332926" calcext:value-type="float">
            <text:p>1.85602299332926E-11</text:p>
          </table:table-cell>
          <table:table-cell office:value-type="float" office:value="0.001" calcext:value-type="float">
            <text:p>0.001</text:p>
          </table:table-cell>
          <table:table-cell table:formula="of:=EXP(-[.$B2]*([.H$1]/10000))" office:value-type="float" office:value="3.44482135176691E-022" calcext:value-type="float">
            <text:p>3.44482135176691E-22</text:p>
          </table:table-cell>
          <table:table-cell office:value-type="float" office:value="0.001" calcext:value-type="float">
            <text:p>0.001</text:p>
          </table:table-cell>
          <table:table-cell table:formula="of:=EXP(-[.$B2]*([.J$1]/10000))" office:value-type="float" office:value="2.20250427913185E-054" calcext:value-type="float">
            <text:p>2.20250427913185E-54</text:p>
          </table:table-cell>
          <table:table-cell office:value-type="float" office:value="0.001" calcext:value-type="float">
            <text:p>0.001</text:p>
          </table:table-cell>
          <table:table-cell table:formula="of:=EXP(-[.$B2]*([.L$1]/10000))" office:value-type="float" office:value="4.85102509959411E-108" calcext:value-type="float">
            <text:p>4.85102509959411E-108</text:p>
          </table:table-cell>
          <table:table-cell office:value-type="float" office:value="0.001" calcext:value-type="float">
            <text:p>0.001</text:p>
          </table:table-cell>
          <table:table-cell table:formula="of:=EXP(-[.$B2]*([.N$1]/10000))" office:value-type="float" office:value="2.35324445168921E-215" calcext:value-type="float">
            <text:p>2.35324445168921E-215</text:p>
          </table:table-cell>
          <table:table-cell office:value-type="float" office:value="0.001" calcext:value-type="float">
            <text:p>0.001</text:p>
          </table:table-cell>
          <table:table-cell table:formula="of:=EXP(-[.$B2]*([.P$1]/10000))" office:value-type="float" office:value="0E-307" calcext:value-type="float">
            <text:p>0E-307</text:p>
          </table:table-cell>
          <table:table-cell office:value-type="float" office:value="0.001" calcext:value-type="float">
            <text:p>0.001</text:p>
          </table:table-cell>
          <table:table-cell table:formula="of:=EXP(-[.$B2]*([.R$1]/10000))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EXP(-[.$B2]*([.T$1]/10000))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EXP(-[.$B2]*([.V$1]/10000))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formula="of:=EXP(-[.$B2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1925" calcext:value-type="float">
            <text:p>1925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0.0015" calcext:value-type="float">
            <text:p>0.0015</text:p>
          </table:table-cell>
          <table:table-cell table:formula="of:=EXP(-[.$B3]*([.F$1]/10000))" office:value-type="float" office:value="0.0000660565080286848" calcext:value-type="float">
            <text:p>6.60565080286848E-05</text:p>
          </table:table-cell>
          <table:table-cell office:value-type="float" office:value="0.0015" calcext:value-type="float">
            <text:p>0.0015</text:p>
          </table:table-cell>
          <table:table-cell table:formula="of:=EXP(-[.$B3]*([.H$1]/10000))" office:value-type="float" office:value="0.0000000043634622529437" calcext:value-type="float">
            <text:p>4.3634622529437E-09</text:p>
          </table:table-cell>
          <table:table-cell office:value-type="float" office:value="0.0015" calcext:value-type="float">
            <text:p>0.0015</text:p>
          </table:table-cell>
          <table:table-cell table:formula="of:=EXP(-[.$B3]*([.J$1]/10000))" office:value-type="float" office:value="1.25770288869369E-021" calcext:value-type="float">
            <text:p>1.25770288869369E-21</text:p>
          </table:table-cell>
          <table:table-cell office:value-type="float" office:value="0.0015" calcext:value-type="float">
            <text:p>0.0015</text:p>
          </table:table-cell>
          <table:table-cell table:formula="of:=EXP(-[.$B3]*([.L$1]/10000))" office:value-type="float" office:value="1.58181655622846E-042" calcext:value-type="float">
            <text:p>1.58181655622846E-42</text:p>
          </table:table-cell>
          <table:table-cell office:value-type="float" office:value="0.0015" calcext:value-type="float">
            <text:p>0.0015</text:p>
          </table:table-cell>
          <table:table-cell table:formula="of:=EXP(-[.$B3]*([.N$1]/10000))" office:value-type="float" office:value="2.50214361755845E-084" calcext:value-type="float">
            <text:p>2.50214361755845E-84</text:p>
          </table:table-cell>
          <table:table-cell office:value-type="float" office:value="0.0015" calcext:value-type="float">
            <text:p>0.0015</text:p>
          </table:table-cell>
          <table:table-cell table:formula="of:=EXP(-[.$B3]*([.P$1]/10000))" office:value-type="float" office:value="3.95793220031532E-126" calcext:value-type="float">
            <text:p>3.95793220031532E-126</text:p>
          </table:table-cell>
          <table:table-cell office:value-type="float" office:value="0.0015" calcext:value-type="float">
            <text:p>0.0015</text:p>
          </table:table-cell>
          <table:table-cell table:formula="of:=EXP(-[.$B3]*([.R$1]/10000))" office:value-type="float" office:value="6.26072268288849E-168" calcext:value-type="float">
            <text:p>6.26072268288849E-168</text:p>
          </table:table-cell>
          <table:table-cell office:value-type="float" office:value="0.0015" calcext:value-type="float">
            <text:p>0.0015</text:p>
          </table:table-cell>
          <table:table-cell table:formula="of:=EXP(-[.$B3]*([.T$1]/10000))" office:value-type="float" office:value="9.90331479374805E-210" calcext:value-type="float">
            <text:p>9.90331479374805E-210</text:p>
          </table:table-cell>
          <table:table-cell office:value-type="float" office:value="0.0015" calcext:value-type="float">
            <text:p>0.0015</text:p>
          </table:table-cell>
          <table:table-cell table:formula="of:=EXP(-[.$B3]*([.V$1]/10000))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formula="of:=EXP(-[.$B3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959.3" calcext:value-type="float">
            <text:p>959.3</text:p>
          </table:table-cell>
          <table:table-cell office:value-type="float" office:value="953.1" calcext:value-type="float">
            <text:p>953.1</text:p>
          </table:table-cell>
          <table:table-cell/>
          <table:table-cell office:value-type="float" office:value="0.002" calcext:value-type="float">
            <text:p>0.002</text:p>
          </table:table-cell>
          <table:table-cell table:formula="of:=EXP(-[.$B4]*([.F$1]/10000))" office:value-type="float" office:value="0.00825860162975217" calcext:value-type="float">
            <text:p>0.008258601629752</text:p>
          </table:table-cell>
          <table:table-cell office:value-type="float" office:value="0.002" calcext:value-type="float">
            <text:p>0.002</text:p>
          </table:table-cell>
          <table:table-cell table:formula="of:=EXP(-[.$B4]*([.H$1]/10000))" office:value-type="float" office:value="0.0000682045008789452" calcext:value-type="float">
            <text:p>6.82045008789452E-05</text:p>
          </table:table-cell>
          <table:table-cell office:value-type="float" office:value="0.002" calcext:value-type="float">
            <text:p>0.002</text:p>
          </table:table-cell>
          <table:table-cell table:formula="of:=EXP(-[.$B4]*([.J$1]/10000))" office:value-type="float" office:value="0.000000000038417808531459" calcext:value-type="float">
            <text:p>3.8417808531459E-11</text:p>
          </table:table-cell>
          <table:table-cell office:value-type="float" office:value="0.002" calcext:value-type="float">
            <text:p>0.002</text:p>
          </table:table-cell>
          <table:table-cell table:formula="of:=EXP(-[.$B4]*([.L$1]/10000))" office:value-type="float" office:value="1.47592801235984E-021" calcext:value-type="float">
            <text:p>1.47592801235984E-21</text:p>
          </table:table-cell>
          <table:table-cell office:value-type="float" office:value="0.002" calcext:value-type="float">
            <text:p>0.002</text:p>
          </table:table-cell>
          <table:table-cell table:formula="of:=EXP(-[.$B4]*([.N$1]/10000))" office:value-type="float" office:value="2.17836349766848E-042" calcext:value-type="float">
            <text:p>2.17836349766848E-42</text:p>
          </table:table-cell>
          <table:table-cell office:value-type="float" office:value="0.002" calcext:value-type="float">
            <text:p>0.002</text:p>
          </table:table-cell>
          <table:table-cell table:formula="of:=EXP(-[.$B4]*([.P$1]/10000))" office:value-type="float" office:value="3.21510770731117E-063" calcext:value-type="float">
            <text:p>3.21510770731117E-63</text:p>
          </table:table-cell>
          <table:table-cell office:value-type="float" office:value="0.002" calcext:value-type="float">
            <text:p>0.002</text:p>
          </table:table-cell>
          <table:table-cell table:formula="of:=EXP(-[.$B4]*([.R$1]/10000))" office:value-type="float" office:value="4.74526752797446E-084" calcext:value-type="float">
            <text:p>4.74526752797446E-84</text:p>
          </table:table-cell>
          <table:table-cell office:value-type="float" office:value="0.002" calcext:value-type="float">
            <text:p>0.002</text:p>
          </table:table-cell>
          <table:table-cell table:formula="of:=EXP(-[.$B4]*([.T$1]/10000))" office:value-type="float" office:value="7.00367327067925E-105" calcext:value-type="float">
            <text:p>7.00367327067925E-105</text:p>
          </table:table-cell>
          <table:table-cell office:value-type="float" office:value="0.002" calcext:value-type="float">
            <text:p>0.002</text:p>
          </table:table-cell>
          <table:table-cell table:formula="of:=EXP(-[.$B4]*([.V$1]/10000))" office:value-type="float" office:value="4.9051439282427E-209" calcext:value-type="float">
            <text:p>4.9051439282427E-209</text:p>
          </table:table-cell>
          <table:table-cell office:value-type="float" office:value="0.002" calcext:value-type="float">
            <text:p>0.002</text:p>
          </table:table-cell>
          <table:table-cell table:formula="of:=EXP(-[.$B4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5202" calcext:value-type="float">
            <text:p>0.0025202</text:p>
          </table:table-cell>
          <table:table-cell office:value-type="float" office:value="541.5" calcext:value-type="float">
            <text:p>541.5</text:p>
          </table:table-cell>
          <table:table-cell office:value-type="float" office:value="535.8" calcext:value-type="float">
            <text:p>535.8</text:p>
          </table:table-cell>
          <table:table-cell/>
          <table:table-cell office:value-type="float" office:value="0.0025202" calcext:value-type="float">
            <text:p>0.0025202</text:p>
          </table:table-cell>
          <table:table-cell table:formula="of:=EXP(-[.$B5]*([.F$1]/10000))" office:value-type="float" office:value="0.0667033568327067" calcext:value-type="float">
            <text:p>0.066703356832707</text:p>
          </table:table-cell>
          <table:table-cell office:value-type="float" office:value="0.0025202" calcext:value-type="float">
            <text:p>0.0025202</text:p>
          </table:table-cell>
          <table:table-cell table:formula="of:=EXP(-[.$B5]*([.H$1]/10000))" office:value-type="float" office:value="0.00444933781275139" calcext:value-type="float">
            <text:p>0.004449337812751</text:p>
          </table:table-cell>
          <table:table-cell office:value-type="float" office:value="0.0025202" calcext:value-type="float">
            <text:p>0.0025202</text:p>
          </table:table-cell>
          <table:table-cell table:formula="of:=EXP(-[.$B5]*([.J$1]/10000))" office:value-type="float" office:value="0.00000132050013892879" calcext:value-type="float">
            <text:p>1.32050013892879E-06</text:p>
          </table:table-cell>
          <table:table-cell office:value-type="float" office:value="0.0025202" calcext:value-type="float">
            <text:p>0.0025202</text:p>
          </table:table-cell>
          <table:table-cell table:formula="of:=EXP(-[.$B5]*([.L$1]/10000))" office:value-type="float" office:value="0.00000000000174372061691094" calcext:value-type="float">
            <text:p>1.74372061691094E-12</text:p>
          </table:table-cell>
          <table:table-cell office:value-type="float" office:value="0.0025202" calcext:value-type="float">
            <text:p>0.0025202</text:p>
          </table:table-cell>
          <table:table-cell table:formula="of:=EXP(-[.$B5]*([.N$1]/10000))" office:value-type="float" office:value="3.04056158984028E-024" calcext:value-type="float">
            <text:p>3.04056158984028E-24</text:p>
          </table:table-cell>
          <table:table-cell office:value-type="float" office:value="0.0025202" calcext:value-type="float">
            <text:p>0.0025202</text:p>
          </table:table-cell>
          <table:table-cell table:formula="of:=EXP(-[.$B5]*([.P$1]/10000))" office:value-type="float" office:value="5.30188993119209E-036" calcext:value-type="float">
            <text:p>5.30188993119209E-36</text:p>
          </table:table-cell>
          <table:table-cell office:value-type="float" office:value="0.0025202" calcext:value-type="float">
            <text:p>0.0025202</text:p>
          </table:table-cell>
          <table:table-cell table:formula="of:=EXP(-[.$B5]*([.R$1]/10000))" office:value-type="float" office:value="9.24501478161205E-048" calcext:value-type="float">
            <text:p>9.24501478161205E-48</text:p>
          </table:table-cell>
          <table:table-cell office:value-type="float" office:value="0.0025202" calcext:value-type="float">
            <text:p>0.0025202</text:p>
          </table:table-cell>
          <table:table-cell table:formula="of:=EXP(-[.$B5]*([.T$1]/10000))" office:value-type="float" office:value="1.61207228783436E-059" calcext:value-type="float">
            <text:p>1.61207228783436E-59</text:p>
          </table:table-cell>
          <table:table-cell office:value-type="float" office:value="0.0025202" calcext:value-type="float">
            <text:p>0.0025202</text:p>
          </table:table-cell>
          <table:table-cell table:formula="of:=EXP(-[.$B5]*([.V$1]/10000))" office:value-type="float" office:value="2.5987770612035E-118" calcext:value-type="float">
            <text:p>2.5987770612035E-118</text:p>
          </table:table-cell>
          <table:table-cell office:value-type="float" office:value="0.0025202" calcext:value-type="float">
            <text:p>0.0025202</text:p>
          </table:table-cell>
          <table:table-cell table:formula="of:=EXP(-[.$B5]*([.X$1]/10000))" office:value-type="float" office:value="6.75364221383752E-236" calcext:value-type="float">
            <text:p>6.75364221383752E-236</text:p>
          </table:table-cell>
        </table:table-row>
        <table:table-row table:style-name="ro1">
          <table:table-cell office:value-type="float" office:value="0.0025202" calcext:value-type="float">
            <text:p>0.0025202</text:p>
          </table:table-cell>
          <table:table-cell office:value-type="float" office:value="1979" calcext:value-type="float">
            <text:p>1979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0.0025202" calcext:value-type="float">
            <text:p>0.0025202</text:p>
          </table:table-cell>
          <table:table-cell table:formula="of:=EXP(-[.$B6]*([.F$1]/10000))" office:value-type="float" office:value="0.0000504261836965957" calcext:value-type="float">
            <text:p>5.04261836965957E-05</text:p>
          </table:table-cell>
          <table:table-cell office:value-type="float" office:value="0.0025202" calcext:value-type="float">
            <text:p>0.0025202</text:p>
          </table:table-cell>
          <table:table-cell table:formula="of:=EXP(-[.$B6]*([.H$1]/10000))" office:value-type="float" office:value="0.00000000254280000220282" calcext:value-type="float">
            <text:p>2.54280000220282E-09</text:p>
          </table:table-cell>
          <table:table-cell office:value-type="float" office:value="0.0025202" calcext:value-type="float">
            <text:p>0.0025202</text:p>
          </table:table-cell>
          <table:table-cell table:formula="of:=EXP(-[.$B6]*([.J$1]/10000))" office:value-type="float" office:value="3.26047224680043E-022" calcext:value-type="float">
            <text:p>3.26047224680043E-22</text:p>
          </table:table-cell>
          <table:table-cell office:value-type="float" office:value="0.0025202" calcext:value-type="float">
            <text:p>0.0025202</text:p>
          </table:table-cell>
          <table:table-cell table:formula="of:=EXP(-[.$B6]*([.L$1]/10000))" office:value-type="float" office:value="1.06306792721558E-043" calcext:value-type="float">
            <text:p>1.06306792721558E-43</text:p>
          </table:table-cell>
          <table:table-cell office:value-type="float" office:value="0.0025202" calcext:value-type="float">
            <text:p>0.0025202</text:p>
          </table:table-cell>
          <table:table-cell table:formula="of:=EXP(-[.$B6]*([.N$1]/10000))" office:value-type="float" office:value="1.13011341787444E-086" calcext:value-type="float">
            <text:p>1.13011341787444E-86</text:p>
          </table:table-cell>
          <table:table-cell office:value-type="float" office:value="0.0025202" calcext:value-type="float">
            <text:p>0.0025202</text:p>
          </table:table-cell>
          <table:table-cell table:formula="of:=EXP(-[.$B6]*([.P$1]/10000))" office:value-type="float" office:value="1.20138732865835E-129" calcext:value-type="float">
            <text:p>1.20138732865835E-129</text:p>
          </table:table-cell>
          <table:table-cell office:value-type="float" office:value="0.0025202" calcext:value-type="float">
            <text:p>0.0025202</text:p>
          </table:table-cell>
          <table:table-cell table:formula="of:=EXP(-[.$B6]*([.R$1]/10000))" office:value-type="float" office:value="1.27715633725984E-172" calcext:value-type="float">
            <text:p>1.27715633725984E-172</text:p>
          </table:table-cell>
          <table:table-cell office:value-type="float" office:value="0.0025202" calcext:value-type="float">
            <text:p>0.0025202</text:p>
          </table:table-cell>
          <table:table-cell table:formula="of:=EXP(-[.$B6]*([.T$1]/10000))" office:value-type="float" office:value="1.35770394018108E-215" calcext:value-type="float">
            <text:p>1.35770394018108E-215</text:p>
          </table:table-cell>
          <table:table-cell office:value-type="float" office:value="0.0025202" calcext:value-type="float">
            <text:p>0.0025202</text:p>
          </table:table-cell>
          <table:table-cell table:formula="of:=EXP(-[.$B6]*([.V$1]/10000))" office:value-type="float" office:value="0" calcext:value-type="float">
            <text:p>0</text:p>
          </table:table-cell>
          <table:table-cell office:value-type="float" office:value="0.0025202" calcext:value-type="float">
            <text:p>0.0025202</text:p>
          </table:table-cell>
          <table:table-cell table:formula="of:=EXP(-[.$B6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57212" calcext:value-type="float">
            <text:p>0.00257212</text:p>
          </table:table-cell>
          <table:table-cell office:value-type="float" office:value="1854" calcext:value-type="float">
            <text:p>1854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0.00257212" calcext:value-type="float">
            <text:p>0.00257212</text:p>
          </table:table-cell>
          <table:table-cell table:formula="of:=EXP(-[.$B7]*([.F$1]/10000))" office:value-type="float" office:value="0.0000942085138398996" calcext:value-type="float">
            <text:p>9.42085138398996E-05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H$1]/10000))" office:value-type="float" office:value="0.00000000887524407992255" calcext:value-type="float">
            <text:p>8.87524407992255E-09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J$1]/10000))" office:value-type="float" office:value="7.42080062925331E-021" calcext:value-type="float">
            <text:p>7.42080062925331E-21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L$1]/10000))" office:value-type="float" office:value="5.50682819791263E-041" calcext:value-type="float">
            <text:p>5.50682819791263E-41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N$1]/10000))" office:value-type="float" office:value="3.03251568013257E-081" calcext:value-type="float">
            <text:p>3.03251568013257E-81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P$1]/10000))" office:value-type="float" office:value="1.6699542857967E-121" calcext:value-type="float">
            <text:p>1.6699542857967E-121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R$1]/10000))" office:value-type="float" office:value="9.19615135024991E-162" calcext:value-type="float">
            <text:p>9.19615135024991E-162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T$1]/10000))" office:value-type="float" office:value="5.06416255678293E-202" calcext:value-type="float">
            <text:p>5.06416255678293E-202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V$1]/10000))" office:value-type="float" office:value="0" calcext:value-type="float">
            <text:p>0</text:p>
          </table:table-cell>
          <table:table-cell office:value-type="float" office:value="0.00257212" calcext:value-type="float">
            <text:p>0.00257212</text:p>
          </table:table-cell>
          <table:table-cell table:formula="of:=EXP(-[.$B7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251" calcext:value-type="float">
            <text:p>0.0026251</text:p>
          </table:table-cell>
          <table:table-cell office:value-type="float" office:value="1750" calcext:value-type="float">
            <text:p>1750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0.0026251" calcext:value-type="float">
            <text:p>0.0026251</text:p>
          </table:table-cell>
          <table:table-cell table:formula="of:=EXP(-[.$B8]*([.F$1]/10000))" office:value-type="float" office:value="0.000158461325115751" calcext:value-type="float">
            <text:p>0.000158461325116</text:p>
          </table:table-cell>
          <table:table-cell office:value-type="float" office:value="0.0026251" calcext:value-type="float">
            <text:p>0.0026251</text:p>
          </table:table-cell>
          <table:table-cell table:formula="of:=EXP(-[.$B8]*([.H$1]/10000))" office:value-type="float" office:value="0.0000000251099915574398" calcext:value-type="float">
            <text:p>2.51099915574398E-08</text:p>
          </table:table-cell>
          <table:table-cell office:value-type="float" office:value="0.0026251" calcext:value-type="float">
            <text:p>0.0026251</text:p>
          </table:table-cell>
          <table:table-cell table:formula="of:=EXP(-[.$B8]*([.J$1]/10000))" office:value-type="float" office:value="9.99117156822424E-020" calcext:value-type="float">
            <text:p>9.99117156822424E-20</text:p>
          </table:table-cell>
          <table:table-cell office:value-type="float" office:value="0.0026251" calcext:value-type="float">
            <text:p>0.0026251</text:p>
          </table:table-cell>
          <table:table-cell table:formula="of:=EXP(-[.$B8]*([.L$1]/10000))" office:value-type="float" office:value="9.98235093056925E-039" calcext:value-type="float">
            <text:p>9.98235093056925E-39</text:p>
          </table:table-cell>
          <table:table-cell office:value-type="float" office:value="0.0026251" calcext:value-type="float">
            <text:p>0.0026251</text:p>
          </table:table-cell>
          <table:table-cell table:formula="of:=EXP(-[.$B8]*([.N$1]/10000))" office:value-type="float" office:value="9.96473301010367E-077" calcext:value-type="float">
            <text:p>9.96473301010367E-77</text:p>
          </table:table-cell>
          <table:table-cell office:value-type="float" office:value="0.0026251" calcext:value-type="float">
            <text:p>0.0026251</text:p>
          </table:table-cell>
          <table:table-cell table:formula="of:=EXP(-[.$B8]*([.P$1]/10000))" office:value-type="float" office:value="9.94714618362825E-115" calcext:value-type="float">
            <text:p>9.94714618362825E-115</text:p>
          </table:table-cell>
          <table:table-cell office:value-type="float" office:value="0.0026251" calcext:value-type="float">
            <text:p>0.0026251</text:p>
          </table:table-cell>
          <table:table-cell table:formula="of:=EXP(-[.$B8]*([.R$1]/10000))" office:value-type="float" office:value="9.92959039626498E-153" calcext:value-type="float">
            <text:p>9.92959039626498E-153</text:p>
          </table:table-cell>
          <table:table-cell office:value-type="float" office:value="0.0026251" calcext:value-type="float">
            <text:p>0.0026251</text:p>
          </table:table-cell>
          <table:table-cell table:formula="of:=EXP(-[.$B8]*([.T$1]/10000))" office:value-type="float" office:value="9.91206559323272E-191" calcext:value-type="float">
            <text:p>9.91206559323272E-191</text:p>
          </table:table-cell>
          <table:table-cell office:value-type="float" office:value="0.0026251" calcext:value-type="float">
            <text:p>0.0026251</text:p>
          </table:table-cell>
          <table:table-cell table:formula="of:=EXP(-[.$B8]*([.V$1]/10000))" office:value-type="float" office:value="0" calcext:value-type="float">
            <text:p>0</text:p>
          </table:table-cell>
          <table:table-cell office:value-type="float" office:value="0.0026251" calcext:value-type="float">
            <text:p>0.0026251</text:p>
          </table:table-cell>
          <table:table-cell table:formula="of:=EXP(-[.$B8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6251" calcext:value-type="float">
            <text:p>0.0026251</text:p>
          </table:table-cell>
          <table:table-cell office:value-type="float" office:value="2433" calcext:value-type="float">
            <text:p>2433</text:p>
          </table:table-cell>
          <table:table-cell office:value-type="float" office:value="2360" calcext:value-type="float">
            <text:p>2360</text:p>
          </table:table-cell>
          <table:table-cell/>
          <table:table-cell office:value-type="float" office:value="0.0026251" calcext:value-type="float">
            <text:p>0.0026251</text:p>
          </table:table-cell>
          <table:table-cell table:formula="of:=EXP(-[.$B9]*([.F$1]/10000))" office:value-type="float" office:value="0.00000520963897096618" calcext:value-type="float">
            <text:p>5.20963897096618E-06</text:p>
          </table:table-cell>
          <table:table-cell office:value-type="float" office:value="0.0026251" calcext:value-type="float">
            <text:p>0.0026251</text:p>
          </table:table-cell>
          <table:table-cell table:formula="of:=EXP(-[.$B9]*([.H$1]/10000))" office:value-type="float" office:value="0.0000000000271403382078096" calcext:value-type="float">
            <text:p>2.71403382078096E-11</text:p>
          </table:table-cell>
          <table:table-cell office:value-type="float" office:value="0.0026251" calcext:value-type="float">
            <text:p>0.0026251</text:p>
          </table:table-cell>
          <table:table-cell table:formula="of:=EXP(-[.$B9]*([.J$1]/10000))" office:value-type="float" office:value="3.83740942810955E-027" calcext:value-type="float">
            <text:p>3.83740942810955E-27</text:p>
          </table:table-cell>
          <table:table-cell office:value-type="float" office:value="0.0026251" calcext:value-type="float">
            <text:p>0.0026251</text:p>
          </table:table-cell>
          <table:table-cell table:formula="of:=EXP(-[.$B9]*([.L$1]/10000))" office:value-type="float" office:value="1.4725711118944E-053" calcext:value-type="float">
            <text:p>1.4725711118944E-53</text:p>
          </table:table-cell>
          <table:table-cell office:value-type="float" office:value="0.0026251" calcext:value-type="float">
            <text:p>0.0026251</text:p>
          </table:table-cell>
          <table:table-cell table:formula="of:=EXP(-[.$B9]*([.N$1]/10000))" office:value-type="float" office:value="2.16846567958592E-106" calcext:value-type="float">
            <text:p>2.16846567958592E-106</text:p>
          </table:table-cell>
          <table:table-cell office:value-type="float" office:value="0.0026251" calcext:value-type="float">
            <text:p>0.0026251</text:p>
          </table:table-cell>
          <table:table-cell table:formula="of:=EXP(-[.$B9]*([.P$1]/10000))" office:value-type="float" office:value="3.19321991689278E-159" calcext:value-type="float">
            <text:p>3.19321991689278E-159</text:p>
          </table:table-cell>
          <table:table-cell office:value-type="float" office:value="0.0026251" calcext:value-type="float">
            <text:p>0.0026251</text:p>
          </table:table-cell>
          <table:table-cell table:formula="of:=EXP(-[.$B9]*([.R$1]/10000))" office:value-type="float" office:value="4.70224340354202E-212" calcext:value-type="float">
            <text:p>4.70224340354202E-212</text:p>
          </table:table-cell>
          <table:table-cell office:value-type="float" office:value="0.0026251" calcext:value-type="float">
            <text:p>0.0026251</text:p>
          </table:table-cell>
          <table:table-cell table:formula="of:=EXP(-[.$B9]*([.T$1]/10000))" office:value-type="float" office:value="6.92438779715219E-265" calcext:value-type="float">
            <text:p>6.92438779715219E-265</text:p>
          </table:table-cell>
          <table:table-cell office:value-type="float" office:value="0.0026251" calcext:value-type="float">
            <text:p>0.0026251</text:p>
          </table:table-cell>
          <table:table-cell table:formula="of:=EXP(-[.$B9]*([.V$1]/10000))" office:value-type="float" office:value="0" calcext:value-type="float">
            <text:p>0</text:p>
          </table:table-cell>
          <table:table-cell office:value-type="float" office:value="0.0026251" calcext:value-type="float">
            <text:p>0.0026251</text:p>
          </table:table-cell>
          <table:table-cell table:formula="of:=EXP(-[.$B9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4267" calcext:value-type="float">
            <text:p>0.00274267</text:p>
          </table:table-cell>
          <table:table-cell office:value-type="float" office:value="2183" calcext:value-type="float">
            <text:p>2183</text:p>
          </table:table-cell>
          <table:table-cell office:value-type="float" office:value="2119" calcext:value-type="float">
            <text:p>2119</text:p>
          </table:table-cell>
          <table:table-cell/>
          <table:table-cell office:value-type="float" office:value="0.00274267" calcext:value-type="float">
            <text:p>0.00274267</text:p>
          </table:table-cell>
          <table:table-cell table:formula="of:=EXP(-[.$B10]*([.F$1]/10000))" office:value-type="float" office:value="0.0000181834266932306" calcext:value-type="float">
            <text:p>1.81834266932306E-05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H$1]/10000))" office:value-type="float" office:value="0.00000000033063700630809" calcext:value-type="float">
            <text:p>3.3063700630809E-10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J$1]/10000))" office:value-type="float" office:value="1.98782729726395E-024" calcext:value-type="float">
            <text:p>1.98782729726395E-24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L$1]/10000))" office:value-type="float" office:value="3.95145736374771E-048" calcext:value-type="float">
            <text:p>3.95145736374771E-48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N$1]/10000))" office:value-type="float" office:value="1.5614015297516E-095" calcext:value-type="float">
            <text:p>1.5614015297516E-95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P$1]/10000))" office:value-type="float" office:value="6.16981157250408E-143" calcext:value-type="float">
            <text:p>6.16981157250408E-143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R$1]/10000))" office:value-type="float" office:value="2.43797473711064E-190" calcext:value-type="float">
            <text:p>2.43797473711064E-190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T$1]/10000))" office:value-type="float" office:value="9.633553227587E-238" calcext:value-type="float">
            <text:p>9.633553227587E-238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V$1]/10000))" office:value-type="float" office:value="0" calcext:value-type="float">
            <text:p>0</text:p>
          </table:table-cell>
          <table:table-cell office:value-type="float" office:value="0.00274267" calcext:value-type="float">
            <text:p>0.00274267</text:p>
          </table:table-cell>
          <table:table-cell table:formula="of:=EXP(-[.$B10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655" calcext:value-type="float">
            <text:p>0.0028655</text:p>
          </table:table-cell>
          <table:table-cell office:value-type="float" office:value="1961" calcext:value-type="float">
            <text:p>1961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float" office:value="0.0028655" calcext:value-type="float">
            <text:p>0.0028655</text:p>
          </table:table-cell>
          <table:table-cell table:formula="of:=EXP(-[.$B11]*([.F$1]/10000))" office:value-type="float" office:value="0.00005517503342621" calcext:value-type="float">
            <text:p>5.517503342621E-05</text:p>
          </table:table-cell>
          <table:table-cell office:value-type="float" office:value="0.0028655" calcext:value-type="float">
            <text:p>0.0028655</text:p>
          </table:table-cell>
          <table:table-cell table:formula="of:=EXP(-[.$B11]*([.H$1]/10000))" office:value-type="float" office:value="0.00000000304428431358339" calcext:value-type="float">
            <text:p>3.04428431358339E-09</text:p>
          </table:table-cell>
          <table:table-cell office:value-type="float" office:value="0.0028655" calcext:value-type="float">
            <text:p>0.0028655</text:p>
          </table:table-cell>
          <table:table-cell table:formula="of:=EXP(-[.$B11]*([.J$1]/10000))" office:value-type="float" office:value="5.11343835510963E-022" calcext:value-type="float">
            <text:p>5.11343835510963E-22</text:p>
          </table:table-cell>
          <table:table-cell office:value-type="float" office:value="0.0028655" calcext:value-type="float">
            <text:p>0.0028655</text:p>
          </table:table-cell>
          <table:table-cell table:formula="of:=EXP(-[.$B11]*([.L$1]/10000))" office:value-type="float" office:value="2.61472518115063E-043" calcext:value-type="float">
            <text:p>2.61472518115063E-43</text:p>
          </table:table-cell>
          <table:table-cell office:value-type="float" office:value="0.0028655" calcext:value-type="float">
            <text:p>0.0028655</text:p>
          </table:table-cell>
          <table:table-cell table:formula="of:=EXP(-[.$B11]*([.N$1]/10000))" office:value-type="float" office:value="6.8367877729432E-086" calcext:value-type="float">
            <text:p>6.8367877729432E-86</text:p>
          </table:table-cell>
          <table:table-cell office:value-type="float" office:value="0.0028655" calcext:value-type="float">
            <text:p>0.0028655</text:p>
          </table:table-cell>
          <table:table-cell table:formula="of:=EXP(-[.$B11]*([.P$1]/10000))" office:value-type="float" office:value="1.78763211480976E-128" calcext:value-type="float">
            <text:p>1.78763211480976E-128</text:p>
          </table:table-cell>
          <table:table-cell office:value-type="float" office:value="0.0028655" calcext:value-type="float">
            <text:p>0.0028655</text:p>
          </table:table-cell>
          <table:table-cell table:formula="of:=EXP(-[.$B11]*([.R$1]/10000))" office:value-type="float" office:value="4.67416670522657E-171" calcext:value-type="float">
            <text:p>4.67416670522657E-171</text:p>
          </table:table-cell>
          <table:table-cell office:value-type="float" office:value="0.0028655" calcext:value-type="float">
            <text:p>0.0028655</text:p>
          </table:table-cell>
          <table:table-cell table:formula="of:=EXP(-[.$B11]*([.T$1]/10000))" office:value-type="float" office:value="1.22216613850523E-213" calcext:value-type="float">
            <text:p>1.22216613850523E-213</text:p>
          </table:table-cell>
          <table:table-cell office:value-type="float" office:value="0.0028655" calcext:value-type="float">
            <text:p>0.0028655</text:p>
          </table:table-cell>
          <table:table-cell table:formula="of:=EXP(-[.$B11]*([.V$1]/10000))" office:value-type="float" office:value="0" calcext:value-type="float">
            <text:p>0</text:p>
          </table:table-cell>
          <table:table-cell office:value-type="float" office:value="0.0028655" calcext:value-type="float">
            <text:p>0.0028655</text:p>
          </table:table-cell>
          <table:table-cell table:formula="of:=EXP(-[.$B11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655" calcext:value-type="float">
            <text:p>0.0028655</text:p>
          </table:table-cell>
          <table:table-cell office:value-type="float" office:value="2243" calcext:value-type="float">
            <text:p>2243</text:p>
          </table:table-cell>
          <table:table-cell office:value-type="float" office:value="2179" calcext:value-type="float">
            <text:p>2179</text:p>
          </table:table-cell>
          <table:table-cell/>
          <table:table-cell office:value-type="float" office:value="0.0028655" calcext:value-type="float">
            <text:p>0.0028655</text:p>
          </table:table-cell>
          <table:table-cell table:formula="of:=EXP(-[.$B12]*([.F$1]/10000))" office:value-type="float" office:value="0.0000134706138087755" calcext:value-type="float">
            <text:p>1.34706138087755E-05</text:p>
          </table:table-cell>
          <table:table-cell office:value-type="float" office:value="0.0028655" calcext:value-type="float">
            <text:p>0.0028655</text:p>
          </table:table-cell>
          <table:table-cell table:formula="of:=EXP(-[.$B12]*([.H$1]/10000))" office:value-type="float" office:value="0.000000000181457436385174" calcext:value-type="float">
            <text:p>1.81457436385174E-10</text:p>
          </table:table-cell>
          <table:table-cell office:value-type="float" office:value="0.0028655" calcext:value-type="float">
            <text:p>0.0028655</text:p>
          </table:table-cell>
          <table:table-cell table:formula="of:=EXP(-[.$B12]*([.J$1]/10000))" office:value-type="float" office:value="4.43544223185926E-025" calcext:value-type="float">
            <text:p>4.43544223185926E-25</text:p>
          </table:table-cell>
          <table:table-cell office:value-type="float" office:value="0.0028655" calcext:value-type="float">
            <text:p>0.0028655</text:p>
          </table:table-cell>
          <table:table-cell table:formula="of:=EXP(-[.$B12]*([.L$1]/10000))" office:value-type="float" office:value="1.96731477921607E-049" calcext:value-type="float">
            <text:p>1.96731477921607E-49</text:p>
          </table:table-cell>
          <table:table-cell office:value-type="float" office:value="0.0028655" calcext:value-type="float">
            <text:p>0.0028655</text:p>
          </table:table-cell>
          <table:table-cell table:formula="of:=EXP(-[.$B12]*([.N$1]/10000))" office:value-type="float" office:value="3.87032744052196E-098" calcext:value-type="float">
            <text:p>3.87032744052196E-98</text:p>
          </table:table-cell>
          <table:table-cell office:value-type="float" office:value="0.0028655" calcext:value-type="float">
            <text:p>0.0028655</text:p>
          </table:table-cell>
          <table:table-cell table:formula="of:=EXP(-[.$B12]*([.P$1]/10000))" office:value-type="float" office:value="7.61415237414457E-147" calcext:value-type="float">
            <text:p>7.61415237414457E-147</text:p>
          </table:table-cell>
          <table:table-cell office:value-type="float" office:value="0.0028655" calcext:value-type="float">
            <text:p>0.0028655</text:p>
          </table:table-cell>
          <table:table-cell table:formula="of:=EXP(-[.$B12]*([.R$1]/10000))" office:value-type="float" office:value="1.49794344968573E-195" calcext:value-type="float">
            <text:p>1.49794344968573E-195</text:p>
          </table:table-cell>
          <table:table-cell office:value-type="float" office:value="0.0028655" calcext:value-type="float">
            <text:p>0.0028655</text:p>
          </table:table-cell>
          <table:table-cell table:formula="of:=EXP(-[.$B12]*([.T$1]/10000))" office:value-type="float" office:value="2.94692628699672E-244" calcext:value-type="float">
            <text:p>2.94692628699672E-244</text:p>
          </table:table-cell>
          <table:table-cell office:value-type="float" office:value="0.0028655" calcext:value-type="float">
            <text:p>0.0028655</text:p>
          </table:table-cell>
          <table:table-cell table:formula="of:=EXP(-[.$B12]*([.V$1]/10000))" office:value-type="float" office:value="0" calcext:value-type="float">
            <text:p>0</text:p>
          </table:table-cell>
          <table:table-cell office:value-type="float" office:value="0.0028655" calcext:value-type="float">
            <text:p>0.0028655</text:p>
          </table:table-cell>
          <table:table-cell table:formula="of:=EXP(-[.$B12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2011" calcext:value-type="float">
            <text:p>2011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EXP(-[.$B13]*([.F$1]/10000))" office:value-type="float" office:value="0.0000429703592383232" calcext:value-type="float">
            <text:p>4.29703592383232E-05</text:p>
          </table:table-cell>
          <table:table-cell office:value-type="float" office:value="0.003" calcext:value-type="float">
            <text:p>0.003</text:p>
          </table:table-cell>
          <table:table-cell table:formula="of:=EXP(-[.$B13]*([.H$1]/10000))" office:value-type="float" office:value="0.00000000184645177307055" calcext:value-type="float">
            <text:p>1.84645177307055E-09</text:p>
          </table:table-cell>
          <table:table-cell office:value-type="float" office:value="0.003" calcext:value-type="float">
            <text:p>0.003</text:p>
          </table:table-cell>
          <table:table-cell table:formula="of:=EXP(-[.$B13]*([.J$1]/10000))" office:value-type="float" office:value="1.46502461718778E-022" calcext:value-type="float">
            <text:p>1.46502461718778E-22</text:p>
          </table:table-cell>
          <table:table-cell office:value-type="float" office:value="0.003" calcext:value-type="float">
            <text:p>0.003</text:p>
          </table:table-cell>
          <table:table-cell table:formula="of:=EXP(-[.$B13]*([.L$1]/10000))" office:value-type="float" office:value="2.1462971289662E-044" calcext:value-type="float">
            <text:p>2.1462971289662E-44</text:p>
          </table:table-cell>
          <table:table-cell office:value-type="float" office:value="0.003" calcext:value-type="float">
            <text:p>0.003</text:p>
          </table:table-cell>
          <table:table-cell table:formula="of:=EXP(-[.$B13]*([.N$1]/10000))" office:value-type="float" office:value="4.60659136580856E-088" calcext:value-type="float">
            <text:p>4.60659136580856E-88</text:p>
          </table:table-cell>
          <table:table-cell office:value-type="float" office:value="0.003" calcext:value-type="float">
            <text:p>0.003</text:p>
          </table:table-cell>
          <table:table-cell table:formula="of:=EXP(-[.$B13]*([.P$1]/10000))" office:value-type="float" office:value="9.8871138227554E-132" calcext:value-type="float">
            <text:p>9.8871138227554E-132</text:p>
          </table:table-cell>
          <table:table-cell office:value-type="float" office:value="0.003" calcext:value-type="float">
            <text:p>0.003</text:p>
          </table:table-cell>
          <table:table-cell table:formula="of:=EXP(-[.$B13]*([.R$1]/10000))" office:value-type="float" office:value="2.12206840115419E-175" calcext:value-type="float">
            <text:p>2.12206840115419E-175</text:p>
          </table:table-cell>
          <table:table-cell office:value-type="float" office:value="0.003" calcext:value-type="float">
            <text:p>0.003</text:p>
          </table:table-cell>
          <table:table-cell table:formula="of:=EXP(-[.$B13]*([.T$1]/10000))" office:value-type="float" office:value="4.55458931686714E-219" calcext:value-type="float">
            <text:p>4.55458931686714E-219</text:p>
          </table:table-cell>
          <table:table-cell office:value-type="float" office:value="0.003" calcext:value-type="float">
            <text:p>0.003</text:p>
          </table:table-cell>
          <table:table-cell table:formula="of:=EXP(-[.$B13]*([.V$1]/10000))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formula="of:=EXP(-[.$B13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970.3" calcext:value-type="float">
            <text:p>970.3</text:p>
          </table:table-cell>
          <table:table-cell office:value-type="float" office:value="947.5" calcext:value-type="float">
            <text:p>947.5</text:p>
          </table:table-cell>
          <table:table-cell/>
          <table:table-cell office:value-type="float" office:value="0.004" calcext:value-type="float">
            <text:p>0.004</text:p>
          </table:table-cell>
          <table:table-cell table:formula="of:=EXP(-[.$B14]*([.F$1]/10000))" office:value-type="float" office:value="0.00781664378542487" calcext:value-type="float">
            <text:p>0.007816643785425</text:p>
          </table:table-cell>
          <table:table-cell office:value-type="float" office:value="0.004" calcext:value-type="float">
            <text:p>0.004</text:p>
          </table:table-cell>
          <table:table-cell table:formula="of:=EXP(-[.$B14]*([.H$1]/10000))" office:value-type="float" office:value="0.0000610999200682212" calcext:value-type="float">
            <text:p>6.10999200682212E-05</text:p>
          </table:table-cell>
          <table:table-cell office:value-type="float" office:value="0.004" calcext:value-type="float">
            <text:p>0.004</text:p>
          </table:table-cell>
          <table:table-cell table:formula="of:=EXP(-[.$B14]*([.J$1]/10000))" office:value-type="float" office:value="0.0000000000291810963958907" calcext:value-type="float">
            <text:p>2.91810963958907E-11</text:p>
          </table:table-cell>
          <table:table-cell office:value-type="float" office:value="0.004" calcext:value-type="float">
            <text:p>0.004</text:p>
          </table:table-cell>
          <table:table-cell table:formula="of:=EXP(-[.$B14]*([.L$1]/10000))" office:value-type="float" office:value="8.51536386866263E-022" calcext:value-type="float">
            <text:p>8.51536386866263E-22</text:p>
          </table:table-cell>
          <table:table-cell office:value-type="float" office:value="0.004" calcext:value-type="float">
            <text:p>0.004</text:p>
          </table:table-cell>
          <table:table-cell table:formula="of:=EXP(-[.$B14]*([.N$1]/10000))" office:value-type="float" office:value="7.2511421815725E-043" calcext:value-type="float">
            <text:p>7.2511421815725E-43</text:p>
          </table:table-cell>
          <table:table-cell office:value-type="float" office:value="0.004" calcext:value-type="float">
            <text:p>0.004</text:p>
          </table:table-cell>
          <table:table-cell table:formula="of:=EXP(-[.$B14]*([.P$1]/10000))" office:value-type="float" office:value="6.17461141394989E-064" calcext:value-type="float">
            <text:p>6.17461141394989E-64</text:p>
          </table:table-cell>
          <table:table-cell office:value-type="float" office:value="0.004" calcext:value-type="float">
            <text:p>0.004</text:p>
          </table:table-cell>
          <table:table-cell table:formula="of:=EXP(-[.$B14]*([.R$1]/10000))" office:value-type="float" office:value="5.25790629373801E-085" calcext:value-type="float">
            <text:p>5.25790629373801E-85</text:p>
          </table:table-cell>
          <table:table-cell office:value-type="float" office:value="0.004" calcext:value-type="float">
            <text:p>0.004</text:p>
          </table:table-cell>
          <table:table-cell table:formula="of:=EXP(-[.$B14]*([.T$1]/10000))" office:value-type="float" office:value="4.47729852785111E-106" calcext:value-type="float">
            <text:p>4.47729852785111E-106</text:p>
          </table:table-cell>
          <table:table-cell office:value-type="float" office:value="0.004" calcext:value-type="float">
            <text:p>0.004</text:p>
          </table:table-cell>
          <table:table-cell table:formula="of:=EXP(-[.$B14]*([.V$1]/10000))" office:value-type="float" office:value="2.00462021074977E-211" calcext:value-type="float">
            <text:p>2.00462021074977E-211</text:p>
          </table:table-cell>
          <table:table-cell office:value-type="float" office:value="0.004" calcext:value-type="float">
            <text:p>0.004</text:p>
          </table:table-cell>
          <table:table-cell table:formula="of:=EXP(-[.$B14]*([.X$1]/1000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45" calcext:value-type="float">
            <text:p>545</text:p>
          </table:table-cell>
          <table:table-cell office:value-type="float" office:value="532.8" calcext:value-type="float">
            <text:p>532.8</text:p>
          </table:table-cell>
          <table:table-cell/>
          <table:table-cell office:value-type="float" office:value="0.005" calcext:value-type="float">
            <text:p>0.005</text:p>
          </table:table-cell>
          <table:table-cell table:formula="of:=EXP(-[.$B15]*([.F$1]/10000))" office:value-type="float" office:value="0.0655462027180243" calcext:value-type="float">
            <text:p>0.065546202718024</text:p>
          </table:table-cell>
          <table:table-cell office:value-type="float" office:value="0.005" calcext:value-type="float">
            <text:p>0.005</text:p>
          </table:table-cell>
          <table:table-cell table:formula="of:=EXP(-[.$B15]*([.H$1]/10000))" office:value-type="float" office:value="0.00429630469075234" calcext:value-type="float">
            <text:p>0.004296304690752</text:p>
          </table:table-cell>
          <table:table-cell office:value-type="float" office:value="0.005" calcext:value-type="float">
            <text:p>0.005</text:p>
          </table:table-cell>
          <table:table-cell table:formula="of:=EXP(-[.$B15]*([.J$1]/10000))" office:value-type="float" office:value="0.00000120986714730416" calcext:value-type="float">
            <text:p>1.20986714730416E-06</text:p>
          </table:table-cell>
          <table:table-cell office:value-type="float" office:value="0.005" calcext:value-type="float">
            <text:p>0.005</text:p>
          </table:table-cell>
          <table:table-cell table:formula="of:=EXP(-[.$B15]*([.L$1]/10000))" office:value-type="float" office:value="0.00000000000146377851412591" calcext:value-type="float">
            <text:p>1.46377851412591E-12</text:p>
          </table:table-cell>
          <table:table-cell office:value-type="float" office:value="0.005" calcext:value-type="float">
            <text:p>0.005</text:p>
          </table:table-cell>
          <table:table-cell table:formula="of:=EXP(-[.$B15]*([.N$1]/10000))" office:value-type="float" office:value="2.14264753841665E-024" calcext:value-type="float">
            <text:p>2.14264753841665E-24</text:p>
          </table:table-cell>
          <table:table-cell office:value-type="float" office:value="0.005" calcext:value-type="float">
            <text:p>0.005</text:p>
          </table:table-cell>
          <table:table-cell table:formula="of:=EXP(-[.$B15]*([.P$1]/10000))" office:value-type="float" office:value="3.13636143007907E-036" calcext:value-type="float">
            <text:p>3.13636143007907E-36</text:p>
          </table:table-cell>
          <table:table-cell office:value-type="float" office:value="0.005" calcext:value-type="float">
            <text:p>0.005</text:p>
          </table:table-cell>
          <table:table-cell table:formula="of:=EXP(-[.$B15]*([.R$1]/10000))" office:value-type="float" office:value="4.59093847388295E-048" calcext:value-type="float">
            <text:p>4.59093847388295E-48</text:p>
          </table:table-cell>
          <table:table-cell office:value-type="float" office:value="0.005" calcext:value-type="float">
            <text:p>0.005</text:p>
          </table:table-cell>
          <table:table-cell table:formula="of:=EXP(-[.$B15]*([.T$1]/10000))" office:value-type="float" office:value="6.72011709774385E-060" calcext:value-type="float">
            <text:p>6.72011709774385E-60</text:p>
          </table:table-cell>
          <table:table-cell office:value-type="float" office:value="0.005" calcext:value-type="float">
            <text:p>0.005</text:p>
          </table:table-cell>
          <table:table-cell table:formula="of:=EXP(-[.$B15]*([.V$1]/10000))" office:value-type="float" office:value="4.51599738073892E-119" calcext:value-type="float">
            <text:p>4.51599738073892E-119</text:p>
          </table:table-cell>
          <table:table-cell office:value-type="float" office:value="0.005" calcext:value-type="float">
            <text:p>0.005</text:p>
          </table:table-cell>
          <table:table-cell table:formula="of:=EXP(-[.$B15]*([.X$1]/10000))" office:value-type="float" office:value="2.03942323428408E-237" calcext:value-type="float">
            <text:p>2.03942323428408E-237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337.3" calcext:value-type="float">
            <text:p>337.3</text:p>
          </table:table-cell>
          <table:table-cell office:value-type="float" office:value="329.5" calcext:value-type="float">
            <text:p>329.5</text:p>
          </table:table-cell>
          <table:table-cell/>
          <table:table-cell office:value-type="float" office:value="0.006" calcext:value-type="float">
            <text:p>0.006</text:p>
          </table:table-cell>
          <table:table-cell table:formula="of:=EXP(-[.$B16]*([.F$1]/10000))" office:value-type="float" office:value="0.185166473828749" calcext:value-type="float">
            <text:p>0.185166473828749</text:p>
          </table:table-cell>
          <table:table-cell office:value-type="float" office:value="0.006" calcext:value-type="float">
            <text:p>0.006</text:p>
          </table:table-cell>
          <table:table-cell table:formula="of:=EXP(-[.$B16]*([.H$1]/10000))" office:value-type="float" office:value="0.034286623030173" calcext:value-type="float">
            <text:p>0.034286623030173</text:p>
          </table:table-cell>
          <table:table-cell office:value-type="float" office:value="0.006" calcext:value-type="float">
            <text:p>0.006</text:p>
          </table:table-cell>
          <table:table-cell table:formula="of:=EXP(-[.$B16]*([.J$1]/10000))" office:value-type="float" office:value="0.000217676618038619" calcext:value-type="float">
            <text:p>0.000217676618039</text:p>
          </table:table-cell>
          <table:table-cell office:value-type="float" office:value="0.006" calcext:value-type="float">
            <text:p>0.006</text:p>
          </table:table-cell>
          <table:table-cell table:formula="of:=EXP(-[.$B16]*([.L$1]/10000))" office:value-type="float" office:value="0.0000000473831100407308" calcext:value-type="float">
            <text:p>4.73831100407308E-08</text:p>
          </table:table-cell>
          <table:table-cell office:value-type="float" office:value="0.006" calcext:value-type="float">
            <text:p>0.006</text:p>
          </table:table-cell>
          <table:table-cell table:formula="of:=EXP(-[.$B16]*([.N$1]/10000))" office:value-type="float" office:value="2.24515911713201E-015" calcext:value-type="float">
            <text:p>2.24515911713201E-15</text:p>
          </table:table-cell>
          <table:table-cell office:value-type="float" office:value="0.006" calcext:value-type="float">
            <text:p>0.006</text:p>
          </table:table-cell>
          <table:table-cell table:formula="of:=EXP(-[.$B16]*([.P$1]/10000))" office:value-type="float" office:value="1.06382621506017E-022" calcext:value-type="float">
            <text:p>1.06382621506017E-22</text:p>
          </table:table-cell>
          <table:table-cell office:value-type="float" office:value="0.006" calcext:value-type="float">
            <text:p>0.006</text:p>
          </table:table-cell>
          <table:table-cell table:formula="of:=EXP(-[.$B16]*([.R$1]/10000))" office:value-type="float" office:value="5.04073946124097E-030" calcext:value-type="float">
            <text:p>5.04073946124097E-30</text:p>
          </table:table-cell>
          <table:table-cell office:value-type="float" office:value="0.006" calcext:value-type="float">
            <text:p>0.006</text:p>
          </table:table-cell>
          <table:table-cell table:formula="of:=EXP(-[.$B16]*([.T$1]/10000))" office:value-type="float" office:value="2.38845912578637E-037" calcext:value-type="float">
            <text:p>2.38845912578637E-37</text:p>
          </table:table-cell>
          <table:table-cell office:value-type="float" office:value="0.006" calcext:value-type="float">
            <text:p>0.006</text:p>
          </table:table-cell>
          <table:table-cell table:formula="of:=EXP(-[.$B16]*([.V$1]/10000))" office:value-type="float" office:value="5.70473699555217E-074" calcext:value-type="float">
            <text:p>5.70473699555217E-74</text:p>
          </table:table-cell>
          <table:table-cell office:value-type="float" office:value="0.006" calcext:value-type="float">
            <text:p>0.006</text:p>
          </table:table-cell>
          <table:table-cell table:formula="of:=EXP(-[.$B16]*([.X$1]/10000))" office:value-type="float" office:value="3.25440241884216E-147" calcext:value-type="float">
            <text:p>3.25440241884216E-14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56.5" calcext:value-type="float">
            <text:p>156.5</text:p>
          </table:table-cell>
          <table:table-cell office:value-type="float" office:value="152.2" calcext:value-type="float">
            <text:p>152.2</text:p>
          </table:table-cell>
          <table:table-cell/>
          <table:table-cell office:value-type="float" office:value="0.008" calcext:value-type="float">
            <text:p>0.008</text:p>
          </table:table-cell>
          <table:table-cell table:formula="of:=EXP(-[.$B17]*([.F$1]/10000))" office:value-type="float" office:value="0.457261427602726" calcext:value-type="float">
            <text:p>0.457261427602726</text:p>
          </table:table-cell>
          <table:table-cell office:value-type="float" office:value="0.008" calcext:value-type="float">
            <text:p>0.008</text:p>
          </table:table-cell>
          <table:table-cell table:formula="of:=EXP(-[.$B17]*([.H$1]/10000))" office:value-type="float" office:value="0.209088013173283" calcext:value-type="float">
            <text:p>0.209088013173283</text:p>
          </table:table-cell>
          <table:table-cell office:value-type="float" office:value="0.008" calcext:value-type="float">
            <text:p>0.008</text:p>
          </table:table-cell>
          <table:table-cell table:formula="of:=EXP(-[.$B17]*([.J$1]/10000))" office:value-type="float" office:value="0.0199904623834394" calcext:value-type="float">
            <text:p>0.01999046238344</text:p>
          </table:table-cell>
          <table:table-cell office:value-type="float" office:value="0.008" calcext:value-type="float">
            <text:p>0.008</text:p>
          </table:table-cell>
          <table:table-cell table:formula="of:=EXP(-[.$B17]*([.L$1]/10000))" office:value-type="float" office:value="0.000399618586303706" calcext:value-type="float">
            <text:p>0.000399618586304</text:p>
          </table:table-cell>
          <table:table-cell office:value-type="float" office:value="0.008" calcext:value-type="float">
            <text:p>0.008</text:p>
          </table:table-cell>
          <table:table-cell table:formula="of:=EXP(-[.$B17]*([.N$1]/10000))" office:value-type="float" office:value="0.000000159695014519373" calcext:value-type="float">
            <text:p>1.59695014519373E-07</text:p>
          </table:table-cell>
          <table:table-cell office:value-type="float" office:value="0.008" calcext:value-type="float">
            <text:p>0.008</text:p>
          </table:table-cell>
          <table:table-cell table:formula="of:=EXP(-[.$B17]*([.P$1]/10000))" office:value-type="float" office:value="0.0000000000638170959419818" calcext:value-type="float">
            <text:p>6.38170959419818E-11</text:p>
          </table:table-cell>
          <table:table-cell office:value-type="float" office:value="0.008" calcext:value-type="float">
            <text:p>0.008</text:p>
          </table:table-cell>
          <table:table-cell table:formula="of:=EXP(-[.$B17]*([.R$1]/10000))" office:value-type="float" office:value="0.0000000000000255024976623427" calcext:value-type="float">
            <text:p>2.55024976623427E-14</text:p>
          </table:table-cell>
          <table:table-cell office:value-type="float" office:value="0.008" calcext:value-type="float">
            <text:p>0.008</text:p>
          </table:table-cell>
          <table:table-cell table:formula="of:=EXP(-[.$B17]*([.T$1]/10000))" office:value-type="float" office:value="1.0191272063039E-017" calcext:value-type="float">
            <text:p>1.0191272063039E-17</text:p>
          </table:table-cell>
          <table:table-cell office:value-type="float" office:value="0.008" calcext:value-type="float">
            <text:p>0.008</text:p>
          </table:table-cell>
          <table:table-cell table:formula="of:=EXP(-[.$B17]*([.V$1]/10000))" office:value-type="float" office:value="1.03862026262879E-034" calcext:value-type="float">
            <text:p>1.03862026262879E-34</text:p>
          </table:table-cell>
          <table:table-cell office:value-type="float" office:value="0.008" calcext:value-type="float">
            <text:p>0.008</text:p>
          </table:table-cell>
          <table:table-cell table:formula="of:=EXP(-[.$B17]*([.X$1]/10000))" office:value-type="float" office:value="1.07873204994309E-068" calcext:value-type="float">
            <text:p>1.07873204994309E-6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5.76" calcext:value-type="float">
            <text:p>85.76</text:p>
          </table:table-cell>
          <table:table-cell office:value-type="float" office:value="82.75" calcext:value-type="float">
            <text:p>82.75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EXP(-[.$B18]*([.F$1]/10000))" office:value-type="float" office:value="0.651290174190936" calcext:value-type="float">
            <text:p>0.651290174190936</text:p>
          </table:table-cell>
          <table:table-cell office:value-type="float" office:value="0.01" calcext:value-type="float">
            <text:p>0.01</text:p>
          </table:table-cell>
          <table:table-cell table:formula="of:=EXP(-[.$B18]*([.H$1]/10000))" office:value-type="float" office:value="0.424178890997659" calcext:value-type="float">
            <text:p>0.424178890997659</text:p>
          </table:table-cell>
          <table:table-cell office:value-type="float" office:value="0.01" calcext:value-type="float">
            <text:p>0.01</text:p>
          </table:table-cell>
          <table:table-cell table:formula="of:=EXP(-[.$B18]*([.J$1]/10000))" office:value-type="float" office:value="0.117185163634705" calcext:value-type="float">
            <text:p>0.117185163634705</text:p>
          </table:table-cell>
          <table:table-cell office:value-type="float" office:value="0.01" calcext:value-type="float">
            <text:p>0.01</text:p>
          </table:table-cell>
          <table:table-cell table:formula="of:=EXP(-[.$B18]*([.L$1]/10000))" office:value-type="float" office:value="0.0137323625760926" calcext:value-type="float">
            <text:p>0.013732362576093</text:p>
          </table:table-cell>
          <table:table-cell office:value-type="float" office:value="0.01" calcext:value-type="float">
            <text:p>0.01</text:p>
          </table:table-cell>
          <table:table-cell table:formula="of:=EXP(-[.$B18]*([.N$1]/10000))" office:value-type="float" office:value="0.00018857778192127" calcext:value-type="float">
            <text:p>0.000188577781921</text:p>
          </table:table-cell>
          <table:table-cell office:value-type="float" office:value="0.01" calcext:value-type="float">
            <text:p>0.01</text:p>
          </table:table-cell>
          <table:table-cell table:formula="of:=EXP(-[.$B18]*([.P$1]/10000))" office:value-type="float" office:value="0.0000025896184751382" calcext:value-type="float">
            <text:p>2.5896184751382E-06</text:p>
          </table:table-cell>
          <table:table-cell office:value-type="float" office:value="0.01" calcext:value-type="float">
            <text:p>0.01</text:p>
          </table:table-cell>
          <table:table-cell table:formula="of:=EXP(-[.$B18]*([.R$1]/10000))" office:value-type="float" office:value="0.000000035561579834346" calcext:value-type="float">
            <text:p>3.5561579834346E-08</text:p>
          </table:table-cell>
          <table:table-cell office:value-type="float" office:value="0.01" calcext:value-type="float">
            <text:p>0.01</text:p>
          </table:table-cell>
          <table:table-cell table:formula="of:=EXP(-[.$B18]*([.T$1]/10000))" office:value-type="float" office:value="0.000000000488344508063903" calcext:value-type="float">
            <text:p>4.88344508063903E-10</text:p>
          </table:table-cell>
          <table:table-cell office:value-type="float" office:value="0.01" calcext:value-type="float">
            <text:p>0.01</text:p>
          </table:table-cell>
          <table:table-cell table:formula="of:=EXP(-[.$B18]*([.V$1]/10000))" office:value-type="float" office:value="2.38480358556176E-019" calcext:value-type="float">
            <text:p>2.38480358556176E-19</text:p>
          </table:table-cell>
          <table:table-cell office:value-type="float" office:value="0.01" calcext:value-type="float">
            <text:p>0.01</text:p>
          </table:table-cell>
          <table:table-cell table:formula="of:=EXP(-[.$B18]*([.X$1]/10000))" office:value-type="float" office:value="5.68728814170821E-038" calcext:value-type="float">
            <text:p>5.68728814170821E-3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28.54" calcext:value-type="float">
            <text:p>28.54</text:p>
          </table:table-cell>
          <table:table-cell office:value-type="float" office:value="26.84" calcext:value-type="float">
            <text:p>26.84</text:p>
          </table:table-cell>
          <table:table-cell/>
          <table:table-cell office:value-type="float" office:value="0.015" calcext:value-type="float">
            <text:p>0.015</text:p>
          </table:table-cell>
          <table:table-cell table:formula="of:=EXP(-[.$B19]*([.F$1]/10000))" office:value-type="float" office:value="0.867014134123991" calcext:value-type="float">
            <text:p>0.867014134123991</text:p>
          </table:table-cell>
          <table:table-cell office:value-type="float" office:value="0.015" calcext:value-type="float">
            <text:p>0.015</text:p>
          </table:table-cell>
          <table:table-cell table:formula="of:=EXP(-[.$B19]*([.H$1]/10000))" office:value-type="float" office:value="0.751713508770775" calcext:value-type="float">
            <text:p>0.751713508770775</text:p>
          </table:table-cell>
          <table:table-cell office:value-type="float" office:value="0.015" calcext:value-type="float">
            <text:p>0.015</text:p>
          </table:table-cell>
          <table:table-cell table:formula="of:=EXP(-[.$B19]*([.J$1]/10000))" office:value-type="float" office:value="0.489926450580426" calcext:value-type="float">
            <text:p>0.489926450580426</text:p>
          </table:table-cell>
          <table:table-cell office:value-type="float" office:value="0.015" calcext:value-type="float">
            <text:p>0.015</text:p>
          </table:table-cell>
          <table:table-cell table:formula="of:=EXP(-[.$B19]*([.L$1]/10000))" office:value-type="float" office:value="0.240027926978334" calcext:value-type="float">
            <text:p>0.240027926978334</text:p>
          </table:table-cell>
          <table:table-cell office:value-type="float" office:value="0.015" calcext:value-type="float">
            <text:p>0.015</text:p>
          </table:table-cell>
          <table:table-cell table:formula="of:=EXP(-[.$B19]*([.N$1]/10000))" office:value-type="float" office:value="0.0576134057295165" calcext:value-type="float">
            <text:p>0.057613405729517</text:p>
          </table:table-cell>
          <table:table-cell office:value-type="float" office:value="0.015" calcext:value-type="float">
            <text:p>0.015</text:p>
          </table:table-cell>
          <table:table-cell table:formula="of:=EXP(-[.$B19]*([.P$1]/10000))" office:value-type="float" office:value="0.0138288263434175" calcext:value-type="float">
            <text:p>0.013828826343418</text:p>
          </table:table-cell>
          <table:table-cell office:value-type="float" office:value="0.015" calcext:value-type="float">
            <text:p>0.015</text:p>
          </table:table-cell>
          <table:table-cell table:formula="of:=EXP(-[.$B19]*([.R$1]/10000))" office:value-type="float" office:value="0.00331930451975389" calcext:value-type="float">
            <text:p>0.003319304519754</text:p>
          </table:table-cell>
          <table:table-cell office:value-type="float" office:value="0.015" calcext:value-type="float">
            <text:p>0.015</text:p>
          </table:table-cell>
          <table:table-cell table:formula="of:=EXP(-[.$B19]*([.T$1]/10000))" office:value-type="float" office:value="0.000796725782886341" calcext:value-type="float">
            <text:p>0.000796725782886</text:p>
          </table:table-cell>
          <table:table-cell office:value-type="float" office:value="0.015" calcext:value-type="float">
            <text:p>0.015</text:p>
          </table:table-cell>
          <table:table-cell table:formula="of:=EXP(-[.$B19]*([.V$1]/10000))" office:value-type="float" office:value="0.000000634771973115853" calcext:value-type="float">
            <text:p>6.34771973115853E-07</text:p>
          </table:table-cell>
          <table:table-cell office:value-type="float" office:value="0.015" calcext:value-type="float">
            <text:p>0.015</text:p>
          </table:table-cell>
          <table:table-cell table:formula="of:=EXP(-[.$B19]*([.X$1]/10000))" office:value-type="float" office:value="0.000000000000402935457853393" calcext:value-type="float">
            <text:p>4.02935457853393E-13</text:p>
          </table:table-cell>
        </table:table-row>
        <table:table-row table:style-name="ro1">
          <table:table-cell office:value-type="float" office:value="0.0199995" calcext:value-type="float">
            <text:p>0.0199995</text:p>
          </table:table-cell>
          <table:table-cell office:value-type="float" office:value="13.08" calcext:value-type="float">
            <text:p>13.08</text:p>
          </table:table-cell>
          <table:table-cell office:value-type="float" office:value="11.93" calcext:value-type="float">
            <text:p>11.93</text:p>
          </table:table-cell>
          <table:table-cell/>
          <table:table-cell office:value-type="float" office:value="0.0199995" calcext:value-type="float">
            <text:p>0.0199995</text:p>
          </table:table-cell>
          <table:table-cell table:formula="of:=EXP(-[.$B20]*([.F$1]/10000))" office:value-type="float" office:value="0.936692711347455" calcext:value-type="float">
            <text:p>0.936692711347455</text:p>
          </table:table-cell>
          <table:table-cell office:value-type="float" office:value="0.0199995" calcext:value-type="float">
            <text:p>0.0199995</text:p>
          </table:table-cell>
          <table:table-cell table:formula="of:=EXP(-[.$B20]*([.H$1]/10000))" office:value-type="float" office:value="0.877393235491447" calcext:value-type="float">
            <text:p>0.877393235491447</text:p>
          </table:table-cell>
          <table:table-cell office:value-type="float" office:value="0.0199995" calcext:value-type="float">
            <text:p>0.0199995</text:p>
          </table:table-cell>
          <table:table-cell table:formula="of:=EXP(-[.$B20]*([.J$1]/10000))" office:value-type="float" office:value="0.721083743026607" calcext:value-type="float">
            <text:p>0.721083743026607</text:p>
          </table:table-cell>
          <table:table-cell office:value-type="float" office:value="0.0199995" calcext:value-type="float">
            <text:p>0.0199995</text:p>
          </table:table-cell>
          <table:table-cell table:formula="of:=EXP(-[.$B20]*([.L$1]/10000))" office:value-type="float" office:value="0.519961764457262" calcext:value-type="float">
            <text:p>0.519961764457262</text:p>
          </table:table-cell>
          <table:table-cell office:value-type="float" office:value="0.0199995" calcext:value-type="float">
            <text:p>0.0199995</text:p>
          </table:table-cell>
          <table:table-cell table:formula="of:=EXP(-[.$B20]*([.N$1]/10000))" office:value-type="float" office:value="0.270360236497509" calcext:value-type="float">
            <text:p>0.270360236497509</text:p>
          </table:table-cell>
          <table:table-cell office:value-type="float" office:value="0.0199995" calcext:value-type="float">
            <text:p>0.0199995</text:p>
          </table:table-cell>
          <table:table-cell table:formula="of:=EXP(-[.$B20]*([.P$1]/10000))" office:value-type="float" office:value="0.140576985608327" calcext:value-type="float">
            <text:p>0.140576985608327</text:p>
          </table:table-cell>
          <table:table-cell office:value-type="float" office:value="0.0199995" calcext:value-type="float">
            <text:p>0.0199995</text:p>
          </table:table-cell>
          <table:table-cell table:formula="of:=EXP(-[.$B20]*([.R$1]/10000))" office:value-type="float" office:value="0.073094657478989" calcext:value-type="float">
            <text:p>0.073094657478989</text:p>
          </table:table-cell>
          <table:table-cell office:value-type="float" office:value="0.0199995" calcext:value-type="float">
            <text:p>0.0199995</text:p>
          </table:table-cell>
          <table:table-cell table:formula="of:=EXP(-[.$B20]*([.T$1]/10000))" office:value-type="float" office:value="0.0380064270751743" calcext:value-type="float">
            <text:p>0.038006427075174</text:p>
          </table:table-cell>
          <table:table-cell office:value-type="float" office:value="0.0199995" calcext:value-type="float">
            <text:p>0.0199995</text:p>
          </table:table-cell>
          <table:table-cell table:formula="of:=EXP(-[.$B20]*([.V$1]/10000))" office:value-type="float" office:value="0.00144448849902054" calcext:value-type="float">
            <text:p>0.001444488499021</text:p>
          </table:table-cell>
          <table:table-cell office:value-type="float" office:value="0.0199995" calcext:value-type="float">
            <text:p>0.0199995</text:p>
          </table:table-cell>
          <table:table-cell table:formula="of:=EXP(-[.$B20]*([.X$1]/10000))" office:value-type="float" office:value="0.00000208654702380262" calcext:value-type="float">
            <text:p>2.08654702380262E-06</text:p>
          </table:table-cell>
        </table:table-row>
        <table:table-row table:style-name="ro1">
          <table:table-cell office:value-type="float" office:value="0.0199995" calcext:value-type="float">
            <text:p>0.0199995</text:p>
          </table:table-cell>
          <table:table-cell office:value-type="float" office:value="80.55" calcext:value-type="float">
            <text:p>80.55</text:p>
          </table:table-cell>
          <table:table-cell office:value-type="float" office:value="32.93" calcext:value-type="float">
            <text:p>32.93</text:p>
          </table:table-cell>
          <table:table-cell/>
          <table:table-cell office:value-type="float" office:value="0.0199995" calcext:value-type="float">
            <text:p>0.0199995</text:p>
          </table:table-cell>
          <table:table-cell table:formula="of:=EXP(-[.$B21]*([.F$1]/10000))" office:value-type="float" office:value="0.668479198234885" calcext:value-type="float">
            <text:p>0.668479198234885</text:p>
          </table:table-cell>
          <table:table-cell office:value-type="float" office:value="0.0199995" calcext:value-type="float">
            <text:p>0.0199995</text:p>
          </table:table-cell>
          <table:table-cell table:formula="of:=EXP(-[.$B21]*([.H$1]/10000))" office:value-type="float" office:value="0.446864438472754" calcext:value-type="float">
            <text:p>0.446864438472754</text:p>
          </table:table-cell>
          <table:table-cell office:value-type="float" office:value="0.0199995" calcext:value-type="float">
            <text:p>0.0199995</text:p>
          </table:table-cell>
          <table:table-cell table:formula="of:=EXP(-[.$B21]*([.J$1]/10000))" office:value-type="float" office:value="0.133487158070134" calcext:value-type="float">
            <text:p>0.133487158070134</text:p>
          </table:table-cell>
          <table:table-cell office:value-type="float" office:value="0.0199995" calcext:value-type="float">
            <text:p>0.0199995</text:p>
          </table:table-cell>
          <table:table-cell table:formula="of:=EXP(-[.$B21]*([.L$1]/10000))" office:value-type="float" office:value="0.017818821369641" calcext:value-type="float">
            <text:p>0.017818821369641</text:p>
          </table:table-cell>
          <table:table-cell office:value-type="float" office:value="0.0199995" calcext:value-type="float">
            <text:p>0.0199995</text:p>
          </table:table-cell>
          <table:table-cell table:formula="of:=EXP(-[.$B21]*([.N$1]/10000))" office:value-type="float" office:value="0.000317510395003173" calcext:value-type="float">
            <text:p>0.000317510395003</text:p>
          </table:table-cell>
          <table:table-cell office:value-type="float" office:value="0.0199995" calcext:value-type="float">
            <text:p>0.0199995</text:p>
          </table:table-cell>
          <table:table-cell table:formula="of:=EXP(-[.$B21]*([.P$1]/10000))" office:value-type="float" office:value="0.00000565766101156569" calcext:value-type="float">
            <text:p>5.65766101156569E-06</text:p>
          </table:table-cell>
          <table:table-cell office:value-type="float" office:value="0.0199995" calcext:value-type="float">
            <text:p>0.0199995</text:p>
          </table:table-cell>
          <table:table-cell table:formula="of:=EXP(-[.$B21]*([.R$1]/10000))" office:value-type="float" office:value="0.000000100812850935071" calcext:value-type="float">
            <text:p>1.00812850935071E-07</text:p>
          </table:table-cell>
          <table:table-cell office:value-type="float" office:value="0.0199995" calcext:value-type="float">
            <text:p>0.0199995</text:p>
          </table:table-cell>
          <table:table-cell table:formula="of:=EXP(-[.$B21]*([.T$1]/10000))" office:value-type="float" office:value="0.00000000179636618257628" calcext:value-type="float">
            <text:p>1.79636618257628E-09</text:p>
          </table:table-cell>
          <table:table-cell office:value-type="float" office:value="0.0199995" calcext:value-type="float">
            <text:p>0.0199995</text:p>
          </table:table-cell>
          <table:table-cell table:formula="of:=EXP(-[.$B21]*([.V$1]/10000))" office:value-type="float" office:value="3.22693146190367E-018" calcext:value-type="float">
            <text:p>3.22693146190367E-18</text:p>
          </table:table-cell>
          <table:table-cell office:value-type="float" office:value="0.0199995" calcext:value-type="float">
            <text:p>0.0199995</text:p>
          </table:table-cell>
          <table:table-cell table:formula="of:=EXP(-[.$B21]*([.X$1]/10000))" office:value-type="float" office:value="1.04130866598237E-035" calcext:value-type="float">
            <text:p>1.04130866598237E-3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.54" calcext:value-type="float">
            <text:p>80.54</text:p>
          </table:table-cell>
          <table:table-cell office:value-type="float" office:value="33.36" calcext:value-type="float">
            <text:p>33.36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EXP(-[.$B22]*([.F$1]/10000))" office:value-type="float" office:value="0.668512623030409" calcext:value-type="float">
            <text:p>0.668512623030409</text:p>
          </table:table-cell>
          <table:table-cell office:value-type="float" office:value="0.02" calcext:value-type="float">
            <text:p>0.02</text:p>
          </table:table-cell>
          <table:table-cell table:formula="of:=EXP(-[.$B22]*([.H$1]/10000))" office:value-type="float" office:value="0.446909127150998" calcext:value-type="float">
            <text:p>0.446909127150998</text:p>
          </table:table-cell>
          <table:table-cell office:value-type="float" office:value="0.02" calcext:value-type="float">
            <text:p>0.02</text:p>
          </table:table-cell>
          <table:table-cell table:formula="of:=EXP(-[.$B22]*([.J$1]/10000))" office:value-type="float" office:value="0.133520534031473" calcext:value-type="float">
            <text:p>0.133520534031473</text:p>
          </table:table-cell>
          <table:table-cell office:value-type="float" office:value="0.02" calcext:value-type="float">
            <text:p>0.02</text:p>
          </table:table-cell>
          <table:table-cell table:formula="of:=EXP(-[.$B22]*([.L$1]/10000))" office:value-type="float" office:value="0.0178277330080497" calcext:value-type="float">
            <text:p>0.01782773300805</text:p>
          </table:table-cell>
          <table:table-cell office:value-type="float" office:value="0.02" calcext:value-type="float">
            <text:p>0.02</text:p>
          </table:table-cell>
          <table:table-cell table:formula="of:=EXP(-[.$B22]*([.N$1]/10000))" office:value-type="float" office:value="0.000317828064206306" calcext:value-type="float">
            <text:p>0.000317828064206</text:p>
          </table:table-cell>
          <table:table-cell office:value-type="float" office:value="0.02" calcext:value-type="float">
            <text:p>0.02</text:p>
          </table:table-cell>
          <table:table-cell table:formula="of:=EXP(-[.$B22]*([.P$1]/10000))" office:value-type="float" office:value="0.0000056661538711353" calcext:value-type="float">
            <text:p>5.6661538711353E-06</text:p>
          </table:table-cell>
          <table:table-cell office:value-type="float" office:value="0.02" calcext:value-type="float">
            <text:p>0.02</text:p>
          </table:table-cell>
          <table:table-cell table:formula="of:=EXP(-[.$B22]*([.R$1]/10000))" office:value-type="float" office:value="0.000000101014678397128" calcext:value-type="float">
            <text:p>1.01014678397128E-07</text:p>
          </table:table-cell>
          <table:table-cell office:value-type="float" office:value="0.02" calcext:value-type="float">
            <text:p>0.02</text:p>
          </table:table-cell>
          <table:table-cell table:formula="of:=EXP(-[.$B22]*([.T$1]/10000))" office:value-type="float" office:value="0.000000001800862716358" calcext:value-type="float">
            <text:p>1.800862716358E-09</text:p>
          </table:table-cell>
          <table:table-cell office:value-type="float" office:value="0.02" calcext:value-type="float">
            <text:p>0.02</text:p>
          </table:table-cell>
          <table:table-cell table:formula="of:=EXP(-[.$B22]*([.V$1]/10000))" office:value-type="float" office:value="3.2431065231683E-018" calcext:value-type="float">
            <text:p>3.2431065231683E-18</text:p>
          </table:table-cell>
          <table:table-cell office:value-type="float" office:value="0.02" calcext:value-type="float">
            <text:p>0.02</text:p>
          </table:table-cell>
          <table:table-cell table:formula="of:=EXP(-[.$B22]*([.X$1]/10000))" office:value-type="float" office:value="1.05177399206168E-035" calcext:value-type="float">
            <text:p>1.05177399206168E-3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8.1" calcext:value-type="float">
            <text:p>28.1</text:p>
          </table:table-cell>
          <table:table-cell office:value-type="float" office:value="16.64" calcext:value-type="float">
            <text:p>16.64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EXP(-[.$B23]*([.F$1]/10000))" office:value-type="float" office:value="0.868923664932776" calcext:value-type="float">
            <text:p>0.868923664932776</text:p>
          </table:table-cell>
          <table:table-cell office:value-type="float" office:value="0.03" calcext:value-type="float">
            <text:p>0.03</text:p>
          </table:table-cell>
          <table:table-cell table:formula="of:=EXP(-[.$B23]*([.H$1]/10000))" office:value-type="float" office:value="0.755028335480208" calcext:value-type="float">
            <text:p>0.755028335480208</text:p>
          </table:table-cell>
          <table:table-cell office:value-type="float" office:value="0.03" calcext:value-type="float">
            <text:p>0.03</text:p>
          </table:table-cell>
          <table:table-cell table:formula="of:=EXP(-[.$B23]*([.J$1]/10000))" office:value-type="float" office:value="0.495345391068622" calcext:value-type="float">
            <text:p>0.495345391068622</text:p>
          </table:table-cell>
          <table:table-cell office:value-type="float" office:value="0.03" calcext:value-type="float">
            <text:p>0.03</text:p>
          </table:table-cell>
          <table:table-cell table:formula="of:=EXP(-[.$B23]*([.L$1]/10000))" office:value-type="float" office:value="0.245367056452926" calcext:value-type="float">
            <text:p>0.245367056452926</text:p>
          </table:table-cell>
          <table:table-cell office:value-type="float" office:value="0.03" calcext:value-type="float">
            <text:p>0.03</text:p>
          </table:table-cell>
          <table:table-cell table:formula="of:=EXP(-[.$B23]*([.N$1]/10000))" office:value-type="float" office:value="0.0602049923923735" calcext:value-type="float">
            <text:p>0.060204992392374</text:p>
          </table:table-cell>
          <table:table-cell office:value-type="float" office:value="0.03" calcext:value-type="float">
            <text:p>0.03</text:p>
          </table:table-cell>
          <table:table-cell table:formula="of:=EXP(-[.$B23]*([.P$1]/10000))" office:value-type="float" office:value="0.0147723217670875" calcext:value-type="float">
            <text:p>0.014772321767088</text:p>
          </table:table-cell>
          <table:table-cell office:value-type="float" office:value="0.03" calcext:value-type="float">
            <text:p>0.03</text:p>
          </table:table-cell>
          <table:table-cell table:formula="of:=EXP(-[.$B23]*([.R$1]/10000))" office:value-type="float" office:value="0.00362464110896575" calcext:value-type="float">
            <text:p>0.003624641108966</text:p>
          </table:table-cell>
          <table:table-cell office:value-type="float" office:value="0.03" calcext:value-type="float">
            <text:p>0.03</text:p>
          </table:table-cell>
          <table:table-cell table:formula="of:=EXP(-[.$B23]*([.T$1]/10000))" office:value-type="float" office:value="0.000889367519605198" calcext:value-type="float">
            <text:p>0.000889367519605</text:p>
          </table:table-cell>
          <table:table-cell office:value-type="float" office:value="0.03" calcext:value-type="float">
            <text:p>0.03</text:p>
          </table:table-cell>
          <table:table-cell table:formula="of:=EXP(-[.$B23]*([.V$1]/10000))" office:value-type="float" office:value="0.000000790974584928702" calcext:value-type="float">
            <text:p>7.90974584928702E-07</text:p>
          </table:table-cell>
          <table:table-cell office:value-type="float" office:value="0.03" calcext:value-type="float">
            <text:p>0.03</text:p>
          </table:table-cell>
          <table:table-cell table:formula="of:=EXP(-[.$B23]*([.X$1]/10000))" office:value-type="float" office:value="0.000000000000625640794003133" calcext:value-type="float">
            <text:p>6.25640794003133E-1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.94" calcext:value-type="float">
            <text:p>12.94</text:p>
          </table:table-cell>
          <table:table-cell office:value-type="float" office:value="8.757" calcext:value-type="float">
            <text:p>8.757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EXP(-[.$B24]*([.F$1]/10000))" office:value-type="float" office:value="0.93734862578867" calcext:value-type="float">
            <text:p>0.93734862578867</text:p>
          </table:table-cell>
          <table:table-cell office:value-type="float" office:value="0.04" calcext:value-type="float">
            <text:p>0.04</text:p>
          </table:table-cell>
          <table:table-cell table:formula="of:=EXP(-[.$B24]*([.H$1]/10000))" office:value-type="float" office:value="0.878622446267907" calcext:value-type="float">
            <text:p>0.878622446267907</text:p>
          </table:table-cell>
          <table:table-cell office:value-type="float" office:value="0.04" calcext:value-type="float">
            <text:p>0.04</text:p>
          </table:table-cell>
          <table:table-cell table:formula="of:=EXP(-[.$B24]*([.J$1]/10000))" office:value-type="float" office:value="0.723611957922382" calcext:value-type="float">
            <text:p>0.723611957922382</text:p>
          </table:table-cell>
          <table:table-cell office:value-type="float" office:value="0.04" calcext:value-type="float">
            <text:p>0.04</text:p>
          </table:table-cell>
          <table:table-cell table:formula="of:=EXP(-[.$B24]*([.L$1]/10000))" office:value-type="float" office:value="0.523614265648263" calcext:value-type="float">
            <text:p>0.523614265648263</text:p>
          </table:table-cell>
          <table:table-cell office:value-type="float" office:value="0.04" calcext:value-type="float">
            <text:p>0.04</text:p>
          </table:table-cell>
          <table:table-cell table:formula="of:=EXP(-[.$B24]*([.N$1]/10000))" office:value-type="float" office:value="0.27417189919037" calcext:value-type="float">
            <text:p>0.27417189919037</text:p>
          </table:table-cell>
          <table:table-cell office:value-type="float" office:value="0.04" calcext:value-type="float">
            <text:p>0.04</text:p>
          </table:table-cell>
          <table:table-cell table:formula="of:=EXP(-[.$B24]*([.P$1]/10000))" office:value-type="float" office:value="0.143560317655955" calcext:value-type="float">
            <text:p>0.143560317655955</text:p>
          </table:table-cell>
          <table:table-cell office:value-type="float" office:value="0.04" calcext:value-type="float">
            <text:p>0.04</text:p>
          </table:table-cell>
          <table:table-cell table:formula="of:=EXP(-[.$B24]*([.R$1]/10000))" office:value-type="float" office:value="0.0751702303056545" calcext:value-type="float">
            <text:p>0.075170230305655</text:p>
          </table:table-cell>
          <table:table-cell office:value-type="float" office:value="0.04" calcext:value-type="float">
            <text:p>0.04</text:p>
          </table:table-cell>
          <table:table-cell table:formula="of:=EXP(-[.$B24]*([.T$1]/10000))" office:value-type="float" office:value="0.0393602049401061" calcext:value-type="float">
            <text:p>0.039360204940106</text:p>
          </table:table-cell>
          <table:table-cell office:value-type="float" office:value="0.04" calcext:value-type="float">
            <text:p>0.04</text:p>
          </table:table-cell>
          <table:table-cell table:formula="of:=EXP(-[.$B24]*([.V$1]/10000))" office:value-type="float" office:value="0.00154922573292715" calcext:value-type="float">
            <text:p>0.001549225732927</text:p>
          </table:table-cell>
          <table:table-cell office:value-type="float" office:value="0.04" calcext:value-type="float">
            <text:p>0.04</text:p>
          </table:table-cell>
          <table:table-cell table:formula="of:=EXP(-[.$B24]*([.X$1]/10000))" office:value-type="float" office:value="0.00000240010037156368" calcext:value-type="float">
            <text:p>2.40010037156368E-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.037" calcext:value-type="float">
            <text:p>7.037</text:p>
          </table:table-cell>
          <table:table-cell office:value-type="float" office:value="5.074" calcext:value-type="float">
            <text:p>5.074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EXP(-[.$B25]*([.F$1]/10000))" office:value-type="float" office:value="0.965426795778463" calcext:value-type="float">
            <text:p>0.965426795778463</text:p>
          </table:table-cell>
          <table:table-cell office:value-type="float" office:value="0.05" calcext:value-type="float">
            <text:p>0.05</text:p>
          </table:table-cell>
          <table:table-cell table:formula="of:=EXP(-[.$B25]*([.H$1]/10000))" office:value-type="float" office:value="0.932048898007069" calcext:value-type="float">
            <text:p>0.932048898007069</text:p>
          </table:table-cell>
          <table:table-cell office:value-type="float" office:value="0.05" calcext:value-type="float">
            <text:p>0.05</text:p>
          </table:table-cell>
          <table:table-cell table:formula="of:=EXP(-[.$B25]*([.J$1]/10000))" office:value-type="float" office:value="0.838680882044496" calcext:value-type="float">
            <text:p>0.838680882044496</text:p>
          </table:table-cell>
          <table:table-cell office:value-type="float" office:value="0.05" calcext:value-type="float">
            <text:p>0.05</text:p>
          </table:table-cell>
          <table:table-cell table:formula="of:=EXP(-[.$B25]*([.L$1]/10000))" office:value-type="float" office:value="0.703385621906934" calcext:value-type="float">
            <text:p>0.703385621906934</text:p>
          </table:table-cell>
          <table:table-cell office:value-type="float" office:value="0.05" calcext:value-type="float">
            <text:p>0.05</text:p>
          </table:table-cell>
          <table:table-cell table:formula="of:=EXP(-[.$B25]*([.N$1]/10000))" office:value-type="float" office:value="0.494751333105405" calcext:value-type="float">
            <text:p>0.494751333105405</text:p>
          </table:table-cell>
          <table:table-cell office:value-type="float" office:value="0.05" calcext:value-type="float">
            <text:p>0.05</text:p>
          </table:table-cell>
          <table:table-cell table:formula="of:=EXP(-[.$B25]*([.P$1]/10000))" office:value-type="float" office:value="0.34800097412563" calcext:value-type="float">
            <text:p>0.34800097412563</text:p>
          </table:table-cell>
          <table:table-cell office:value-type="float" office:value="0.05" calcext:value-type="float">
            <text:p>0.05</text:p>
          </table:table-cell>
          <table:table-cell table:formula="of:=EXP(-[.$B25]*([.R$1]/10000))" office:value-type="float" office:value="0.244778881609575" calcext:value-type="float">
            <text:p>0.244778881609575</text:p>
          </table:table-cell>
          <table:table-cell office:value-type="float" office:value="0.05" calcext:value-type="float">
            <text:p>0.05</text:p>
          </table:table-cell>
          <table:table-cell table:formula="of:=EXP(-[.$B25]*([.T$1]/10000))" office:value-type="float" office:value="0.172173945870635" calcext:value-type="float">
            <text:p>0.172173945870635</text:p>
          </table:table-cell>
          <table:table-cell office:value-type="float" office:value="0.05" calcext:value-type="float">
            <text:p>0.05</text:p>
          </table:table-cell>
          <table:table-cell table:formula="of:=EXP(-[.$B25]*([.V$1]/10000))" office:value-type="float" office:value="0.0296438676366643" calcext:value-type="float">
            <text:p>0.029643867636664</text:p>
          </table:table-cell>
          <table:table-cell office:value-type="float" office:value="0.05" calcext:value-type="float">
            <text:p>0.05</text:p>
          </table:table-cell>
          <table:table-cell table:formula="of:=EXP(-[.$B25]*([.X$1]/10000))" office:value-type="float" office:value="0.000878758888460075" calcext:value-type="float">
            <text:p>0.0008787588884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.274" calcext:value-type="float">
            <text:p>4.274</text:p>
          </table:table-cell>
          <table:table-cell office:value-type="float" office:value="3.178" calcext:value-type="float">
            <text:p>3.178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EXP(-[.$B26]*([.F$1]/10000))" office:value-type="float" office:value="0.978856720571841" calcext:value-type="float">
            <text:p>0.978856720571841</text:p>
          </table:table-cell>
          <table:table-cell office:value-type="float" office:value="0.06" calcext:value-type="float">
            <text:p>0.06</text:p>
          </table:table-cell>
          <table:table-cell table:formula="of:=EXP(-[.$B26]*([.H$1]/10000))" office:value-type="float" office:value="0.958160479408659" calcext:value-type="float">
            <text:p>0.958160479408659</text:p>
          </table:table-cell>
          <table:table-cell office:value-type="float" office:value="0.06" calcext:value-type="float">
            <text:p>0.06</text:p>
          </table:table-cell>
          <table:table-cell table:formula="of:=EXP(-[.$B26]*([.J$1]/10000))" office:value-type="float" office:value="0.898660461950173" calcext:value-type="float">
            <text:p>0.898660461950173</text:p>
          </table:table-cell>
          <table:table-cell office:value-type="float" office:value="0.06" calcext:value-type="float">
            <text:p>0.06</text:p>
          </table:table-cell>
          <table:table-cell table:formula="of:=EXP(-[.$B26]*([.L$1]/10000))" office:value-type="float" office:value="0.807590625872499" calcext:value-type="float">
            <text:p>0.807590625872499</text:p>
          </table:table-cell>
          <table:table-cell office:value-type="float" office:value="0.06" calcext:value-type="float">
            <text:p>0.06</text:p>
          </table:table-cell>
          <table:table-cell table:formula="of:=EXP(-[.$B26]*([.N$1]/10000))" office:value-type="float" office:value="0.652202618997135" calcext:value-type="float">
            <text:p>0.652202618997135</text:p>
          </table:table-cell>
          <table:table-cell office:value-type="float" office:value="0.06" calcext:value-type="float">
            <text:p>0.06</text:p>
          </table:table-cell>
          <table:table-cell table:formula="of:=EXP(-[.$B26]*([.P$1]/10000))" office:value-type="float" office:value="0.526712721271579" calcext:value-type="float">
            <text:p>0.526712721271579</text:p>
          </table:table-cell>
          <table:table-cell office:value-type="float" office:value="0.06" calcext:value-type="float">
            <text:p>0.06</text:p>
          </table:table-cell>
          <table:table-cell table:formula="of:=EXP(-[.$B26]*([.R$1]/10000))" office:value-type="float" office:value="0.425368256226721" calcext:value-type="float">
            <text:p>0.425368256226721</text:p>
          </table:table-cell>
          <table:table-cell office:value-type="float" office:value="0.06" calcext:value-type="float">
            <text:p>0.06</text:p>
          </table:table-cell>
          <table:table-cell table:formula="of:=EXP(-[.$B26]*([.T$1]/10000))" office:value-type="float" office:value="0.343523416272431" calcext:value-type="float">
            <text:p>0.343523416272431</text:p>
          </table:table-cell>
          <table:table-cell office:value-type="float" office:value="0.06" calcext:value-type="float">
            <text:p>0.06</text:p>
          </table:table-cell>
          <table:table-cell table:formula="of:=EXP(-[.$B26]*([.V$1]/10000))" office:value-type="float" office:value="0.118008337527482" calcext:value-type="float">
            <text:p>0.118008337527482</text:p>
          </table:table-cell>
          <table:table-cell office:value-type="float" office:value="0.06" calcext:value-type="float">
            <text:p>0.06</text:p>
          </table:table-cell>
          <table:table-cell table:formula="of:=EXP(-[.$B26]*([.X$1]/10000))" office:value-type="float" office:value="0.0139259677260002" calcext:value-type="float">
            <text:p>0.01392596772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962" calcext:value-type="float">
            <text:p>1.962</text:p>
          </table:table-cell>
          <table:table-cell office:value-type="float" office:value="1.477" calcext:value-type="float">
            <text:p>1.477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EXP(-[.$B27]*([.F$1]/10000))" office:value-type="float" office:value="0.990237961089112" calcext:value-type="float">
            <text:p>0.990237961089112</text:p>
          </table:table-cell>
          <table:table-cell office:value-type="float" office:value="0.08" calcext:value-type="float">
            <text:p>0.08</text:p>
          </table:table-cell>
          <table:table-cell table:formula="of:=EXP(-[.$B27]*([.H$1]/10000))" office:value-type="float" office:value="0.980571219581921" calcext:value-type="float">
            <text:p>0.980571219581921</text:p>
          </table:table-cell>
          <table:table-cell office:value-type="float" office:value="0.08" calcext:value-type="float">
            <text:p>0.08</text:p>
          </table:table-cell>
          <table:table-cell table:formula="of:=EXP(-[.$B27]*([.J$1]/10000))" office:value-type="float" office:value="0.952133521832227" calcext:value-type="float">
            <text:p>0.952133521832227</text:p>
          </table:table-cell>
          <table:table-cell office:value-type="float" office:value="0.08" calcext:value-type="float">
            <text:p>0.08</text:p>
          </table:table-cell>
          <table:table-cell table:formula="of:=EXP(-[.$B27]*([.L$1]/10000))" office:value-type="float" office:value="0.906558243396639" calcext:value-type="float">
            <text:p>0.906558243396639</text:p>
          </table:table-cell>
          <table:table-cell office:value-type="float" office:value="0.08" calcext:value-type="float">
            <text:p>0.08</text:p>
          </table:table-cell>
          <table:table-cell table:formula="of:=EXP(-[.$B27]*([.N$1]/10000))" office:value-type="float" office:value="0.8218478486704" calcext:value-type="float">
            <text:p>0.8218478486704</text:p>
          </table:table-cell>
          <table:table-cell office:value-type="float" office:value="0.08" calcext:value-type="float">
            <text:p>0.08</text:p>
          </table:table-cell>
          <table:table-cell table:formula="of:=EXP(-[.$B27]*([.P$1]/10000))" office:value-type="float" office:value="0.745052942029944" calcext:value-type="float">
            <text:p>0.745052942029944</text:p>
          </table:table-cell>
          <table:table-cell office:value-type="float" office:value="0.08" calcext:value-type="float">
            <text:p>0.08</text:p>
          </table:table-cell>
          <table:table-cell table:formula="of:=EXP(-[.$B27]*([.R$1]/10000))" office:value-type="float" office:value="0.675433886364164" calcext:value-type="float">
            <text:p>0.675433886364164</text:p>
          </table:table-cell>
          <table:table-cell office:value-type="float" office:value="0.08" calcext:value-type="float">
            <text:p>0.08</text:p>
          </table:table-cell>
          <table:table-cell table:formula="of:=EXP(-[.$B27]*([.T$1]/10000))" office:value-type="float" office:value="0.612320157552862" calcext:value-type="float">
            <text:p>0.612320157552862</text:p>
          </table:table-cell>
          <table:table-cell office:value-type="float" office:value="0.08" calcext:value-type="float">
            <text:p>0.08</text:p>
          </table:table-cell>
          <table:table-cell table:formula="of:=EXP(-[.$B27]*([.V$1]/10000))" office:value-type="float" office:value="0.374935975345561" calcext:value-type="float">
            <text:p>0.374935975345561</text:p>
          </table:table-cell>
          <table:table-cell office:value-type="float" office:value="0.08" calcext:value-type="float">
            <text:p>0.08</text:p>
          </table:table-cell>
          <table:table-cell table:formula="of:=EXP(-[.$B27]*([.X$1]/10000))" office:value-type="float" office:value="0.140576985608327" calcext:value-type="float">
            <text:p>0.1405769856083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96" calcext:value-type="float">
            <text:p>1.096</text:p>
          </table:table-cell>
          <table:table-cell office:value-type="float" office:value="0.8042" calcext:value-type="float">
            <text:p>0.8042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EXP(-[.$B28]*([.F$1]/10000))" office:value-type="float" office:value="0.994534987809769" calcext:value-type="float">
            <text:p>0.994534987809769</text:p>
          </table:table-cell>
          <table:table-cell office:value-type="float" office:value="0.1" calcext:value-type="float">
            <text:p>0.1</text:p>
          </table:table-cell>
          <table:table-cell table:formula="of:=EXP(-[.$B28]*([.H$1]/10000))" office:value-type="float" office:value="0.989099841977778" calcext:value-type="float">
            <text:p>0.989099841977778</text:p>
          </table:table-cell>
          <table:table-cell office:value-type="float" office:value="0.1" calcext:value-type="float">
            <text:p>0.1</text:p>
          </table:table-cell>
          <table:table-cell table:formula="of:=EXP(-[.$B28]*([.J$1]/10000))" office:value-type="float" office:value="0.972971974886245" calcext:value-type="float">
            <text:p>0.972971974886245</text:p>
          </table:table-cell>
          <table:table-cell office:value-type="float" office:value="0.1" calcext:value-type="float">
            <text:p>0.1</text:p>
          </table:table-cell>
          <table:table-cell table:formula="of:=EXP(-[.$B28]*([.L$1]/10000))" office:value-type="float" office:value="0.946674463914039" calcext:value-type="float">
            <text:p>0.946674463914039</text:p>
          </table:table-cell>
          <table:table-cell office:value-type="float" office:value="0.1" calcext:value-type="float">
            <text:p>0.1</text:p>
          </table:table-cell>
          <table:table-cell table:formula="of:=EXP(-[.$B28]*([.N$1]/10000))" office:value-type="float" office:value="0.896192540626934" calcext:value-type="float">
            <text:p>0.896192540626934</text:p>
          </table:table-cell>
          <table:table-cell office:value-type="float" office:value="0.1" calcext:value-type="float">
            <text:p>0.1</text:p>
          </table:table-cell>
          <table:table-cell table:formula="of:=EXP(-[.$B28]*([.P$1]/10000))" office:value-type="float" office:value="0.848402592961764" calcext:value-type="float">
            <text:p>0.848402592961764</text:p>
          </table:table-cell>
          <table:table-cell office:value-type="float" office:value="0.1" calcext:value-type="float">
            <text:p>0.1</text:p>
          </table:table-cell>
          <table:table-cell table:formula="of:=EXP(-[.$B28]*([.R$1]/10000))" office:value-type="float" office:value="0.803161069875359" calcext:value-type="float">
            <text:p>0.803161069875359</text:p>
          </table:table-cell>
          <table:table-cell office:value-type="float" office:value="0.1" calcext:value-type="float">
            <text:p>0.1</text:p>
          </table:table-cell>
          <table:table-cell table:formula="of:=EXP(-[.$B28]*([.T$1]/10000))" office:value-type="float" office:value="0.760332075260882" calcext:value-type="float">
            <text:p>0.760332075260882</text:p>
          </table:table-cell>
          <table:table-cell office:value-type="float" office:value="0.1" calcext:value-type="float">
            <text:p>0.1</text:p>
          </table:table-cell>
          <table:table-cell table:formula="of:=EXP(-[.$B28]*([.V$1]/10000))" office:value-type="float" office:value="0.57810486467052" calcext:value-type="float">
            <text:p>0.57810486467052</text:p>
          </table:table-cell>
          <table:table-cell office:value-type="float" office:value="0.1" calcext:value-type="float">
            <text:p>0.1</text:p>
          </table:table-cell>
          <table:table-cell table:formula="of:=EXP(-[.$B28]*([.X$1]/10000))" office:value-type="float" office:value="0.33420523455572" calcext:value-type="float">
            <text:p>0.3342052345557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2693" calcext:value-type="float">
            <text:p>0.2693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EXP(-[.$B29]*([.F$1]/10000))" office:value-type="float" office:value="0.997898211856479" calcext:value-type="float">
            <text:p>0.997898211856479</text:p>
          </table:table-cell>
          <table:table-cell office:value-type="float" office:value="0.15" calcext:value-type="float">
            <text:p>0.15</text:p>
          </table:table-cell>
          <table:table-cell table:formula="of:=EXP(-[.$B29]*([.H$1]/10000))" office:value-type="float" office:value="0.995800841226359" calcext:value-type="float">
            <text:p>0.995800841226359</text:p>
          </table:table-cell>
          <table:table-cell office:value-type="float" office:value="0.15" calcext:value-type="float">
            <text:p>0.15</text:p>
          </table:table-cell>
          <table:table-cell table:formula="of:=EXP(-[.$B29]*([.J$1]/10000))" office:value-type="float" office:value="0.989535141667158" calcext:value-type="float">
            <text:p>0.989535141667158</text:p>
          </table:table-cell>
          <table:table-cell office:value-type="float" office:value="0.15" calcext:value-type="float">
            <text:p>0.15</text:p>
          </table:table-cell>
          <table:table-cell table:formula="of:=EXP(-[.$B29]*([.L$1]/10000))" office:value-type="float" office:value="0.979179796594242" calcext:value-type="float">
            <text:p>0.979179796594242</text:p>
          </table:table-cell>
          <table:table-cell office:value-type="float" office:value="0.15" calcext:value-type="float">
            <text:p>0.15</text:p>
          </table:table-cell>
          <table:table-cell table:formula="of:=EXP(-[.$B29]*([.N$1]/10000))" office:value-type="float" office:value="0.95879307405834" calcext:value-type="float">
            <text:p>0.95879307405834</text:p>
          </table:table-cell>
          <table:table-cell office:value-type="float" office:value="0.15" calcext:value-type="float">
            <text:p>0.15</text:p>
          </table:table-cell>
          <table:table-cell table:formula="of:=EXP(-[.$B29]*([.P$1]/10000))" office:value-type="float" office:value="0.938830807232413" calcext:value-type="float">
            <text:p>0.938830807232413</text:p>
          </table:table-cell>
          <table:table-cell office:value-type="float" office:value="0.15" calcext:value-type="float">
            <text:p>0.15</text:p>
          </table:table-cell>
          <table:table-cell table:formula="of:=EXP(-[.$B29]*([.R$1]/10000))" office:value-type="float" office:value="0.919284158862242" calcext:value-type="float">
            <text:p>0.919284158862242</text:p>
          </table:table-cell>
          <table:table-cell office:value-type="float" office:value="0.15" calcext:value-type="float">
            <text:p>0.15</text:p>
          </table:table-cell>
          <table:table-cell table:formula="of:=EXP(-[.$B29]*([.T$1]/10000))" office:value-type="float" office:value="0.900144475687038" calcext:value-type="float">
            <text:p>0.900144475687038</text:p>
          </table:table-cell>
          <table:table-cell office:value-type="float" office:value="0.15" calcext:value-type="float">
            <text:p>0.15</text:p>
          </table:table-cell>
          <table:table-cell table:formula="of:=EXP(-[.$B29]*([.V$1]/10000))" office:value-type="float" office:value="0.810260077109893" calcext:value-type="float">
            <text:p>0.810260077109893</text:p>
          </table:table-cell>
          <table:table-cell office:value-type="float" office:value="0.15" calcext:value-type="float">
            <text:p>0.15</text:p>
          </table:table-cell>
          <table:table-cell table:formula="of:=EXP(-[.$B29]*([.X$1]/10000))" office:value-type="float" office:value="0.65652139255813" calcext:value-type="float">
            <text:p>0.656521392558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316" calcext:value-type="float">
            <text:p>0.1316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EXP(-[.$B30]*([.F$1]/10000))" office:value-type="float" office:value="0.998789233569855" calcext:value-type="float">
            <text:p>0.998789233569855</text:p>
          </table:table-cell>
          <table:table-cell office:value-type="float" office:value="0.2" calcext:value-type="float">
            <text:p>0.2</text:p>
          </table:table-cell>
          <table:table-cell table:formula="of:=EXP(-[.$B30]*([.H$1]/10000))" office:value-type="float" office:value="0.997579933095059" calcext:value-type="float">
            <text:p>0.997579933095059</text:p>
          </table:table-cell>
          <table:table-cell office:value-type="float" office:value="0.2" calcext:value-type="float">
            <text:p>0.2</text:p>
          </table:table-cell>
          <table:table-cell table:formula="of:=EXP(-[.$B30]*([.J$1]/10000))" office:value-type="float" office:value="0.993960809664207" calcext:value-type="float">
            <text:p>0.993960809664207</text:p>
          </table:table-cell>
          <table:table-cell office:value-type="float" office:value="0.2" calcext:value-type="float">
            <text:p>0.2</text:p>
          </table:table-cell>
          <table:table-cell table:formula="of:=EXP(-[.$B30]*([.L$1]/10000))" office:value-type="float" office:value="0.987958091148325" calcext:value-type="float">
            <text:p>0.987958091148325</text:p>
          </table:table-cell>
          <table:table-cell office:value-type="float" office:value="0.2" calcext:value-type="float">
            <text:p>0.2</text:p>
          </table:table-cell>
          <table:table-cell table:formula="of:=EXP(-[.$B30]*([.N$1]/10000))" office:value-type="float" office:value="0.976061189865442" calcext:value-type="float">
            <text:p>0.976061189865442</text:p>
          </table:table-cell>
          <table:table-cell office:value-type="float" office:value="0.2" calcext:value-type="float">
            <text:p>0.2</text:p>
          </table:table-cell>
          <table:table-cell table:formula="of:=EXP(-[.$B30]*([.P$1]/10000))" office:value-type="float" office:value="0.964307549983425" calcext:value-type="float">
            <text:p>0.964307549983425</text:p>
          </table:table-cell>
          <table:table-cell office:value-type="float" office:value="0.2" calcext:value-type="float">
            <text:p>0.2</text:p>
          </table:table-cell>
          <table:table-cell table:formula="of:=EXP(-[.$B30]*([.R$1]/10000))" office:value-type="float" office:value="0.952695446361543" calcext:value-type="float">
            <text:p>0.952695446361543</text:p>
          </table:table-cell>
          <table:table-cell office:value-type="float" office:value="0.2" calcext:value-type="float">
            <text:p>0.2</text:p>
          </table:table-cell>
          <table:table-cell table:formula="of:=EXP(-[.$B30]*([.T$1]/10000))" office:value-type="float" office:value="0.941223174633052" calcext:value-type="float">
            <text:p>0.941223174633052</text:p>
          </table:table-cell>
          <table:table-cell office:value-type="float" office:value="0.2" calcext:value-type="float">
            <text:p>0.2</text:p>
          </table:table-cell>
          <table:table-cell table:formula="of:=EXP(-[.$B30]*([.V$1]/10000))" office:value-type="float" office:value="0.88590106446632" calcext:value-type="float">
            <text:p>0.88590106446632</text:p>
          </table:table-cell>
          <table:table-cell office:value-type="float" office:value="0.2" calcext:value-type="float">
            <text:p>0.2</text:p>
          </table:table-cell>
          <table:table-cell table:formula="of:=EXP(-[.$B30]*([.X$1]/10000))" office:value-type="float" office:value="0.784820696022559" calcext:value-type="float">
            <text:p>0.78482069602255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05919" calcext:value-type="float">
            <text:p>0.0591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EXP(-[.$B31]*([.F$1]/10000))" office:value-type="float" office:value="0.999310737650502" calcext:value-type="float">
            <text:p>0.999310737650502</text:p>
          </table:table-cell>
          <table:table-cell office:value-type="float" office:value="0.3" calcext:value-type="float">
            <text:p>0.3</text:p>
          </table:table-cell>
          <table:table-cell table:formula="of:=EXP(-[.$B31]*([.H$1]/10000))" office:value-type="float" office:value="0.99862195038359" calcext:value-type="float">
            <text:p>0.99862195038359</text:p>
          </table:table-cell>
          <table:table-cell office:value-type="float" office:value="0.3" calcext:value-type="float">
            <text:p>0.3</text:p>
          </table:table-cell>
          <table:table-cell table:formula="of:=EXP(-[.$B31]*([.J$1]/10000))" office:value-type="float" office:value="0.996558435804937" calcext:value-type="float">
            <text:p>0.996558435804937</text:p>
          </table:table-cell>
          <table:table-cell office:value-type="float" office:value="0.3" calcext:value-type="float">
            <text:p>0.3</text:p>
          </table:table-cell>
          <table:table-cell table:formula="of:=EXP(-[.$B31]*([.L$1]/10000))" office:value-type="float" office:value="0.993128715973982" calcext:value-type="float">
            <text:p>0.993128715973982</text:p>
          </table:table-cell>
          <table:table-cell office:value-type="float" office:value="0.3" calcext:value-type="float">
            <text:p>0.3</text:p>
          </table:table-cell>
          <table:table-cell table:formula="of:=EXP(-[.$B31]*([.N$1]/10000))" office:value-type="float" office:value="0.98630464649213" calcext:value-type="float">
            <text:p>0.98630464649213</text:p>
          </table:table-cell>
          <table:table-cell office:value-type="float" office:value="0.3" calcext:value-type="float">
            <text:p>0.3</text:p>
          </table:table-cell>
          <table:table-cell table:formula="of:=EXP(-[.$B31]*([.P$1]/10000))" office:value-type="float" office:value="0.979527467129901" calcext:value-type="float">
            <text:p>0.979527467129901</text:p>
          </table:table-cell>
          <table:table-cell office:value-type="float" office:value="0.3" calcext:value-type="float">
            <text:p>0.3</text:p>
          </table:table-cell>
          <table:table-cell table:formula="of:=EXP(-[.$B31]*([.R$1]/10000))" office:value-type="float" office:value="0.972796855691966" calcext:value-type="float">
            <text:p>0.972796855691966</text:p>
          </table:table-cell>
          <table:table-cell office:value-type="float" office:value="0.3" calcext:value-type="float">
            <text:p>0.3</text:p>
          </table:table-cell>
          <table:table-cell table:formula="of:=EXP(-[.$B31]*([.T$1]/10000))" office:value-type="float" office:value="0.966112492196889" calcext:value-type="float">
            <text:p>0.966112492196889</text:p>
          </table:table-cell>
          <table:table-cell office:value-type="float" office:value="0.3" calcext:value-type="float">
            <text:p>0.3</text:p>
          </table:table-cell>
          <table:table-cell table:formula="of:=EXP(-[.$B31]*([.V$1]/10000))" office:value-type="float" office:value="0.933373347578884" calcext:value-type="float">
            <text:p>0.933373347578884</text:p>
          </table:table-cell>
          <table:table-cell office:value-type="float" office:value="0.3" calcext:value-type="float">
            <text:p>0.3</text:p>
          </table:table-cell>
          <table:table-cell table:formula="of:=EXP(-[.$B31]*([.X$1]/10000))" office:value-type="float" office:value="0.871185805970612" calcext:value-type="float">
            <text:p>0.87118580597061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4117" calcext:value-type="float">
            <text:p>0.04117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EXP(-[.$B32]*([.F$1]/10000))" office:value-type="float" office:value="0.999476637002217" calcext:value-type="float">
            <text:p>0.999476637002217</text:p>
          </table:table-cell>
          <table:table-cell office:value-type="float" office:value="0.4" calcext:value-type="float">
            <text:p>0.4</text:p>
          </table:table-cell>
          <table:table-cell table:formula="of:=EXP(-[.$B32]*([.H$1]/10000))" office:value-type="float" office:value="0.998953547913262" calcext:value-type="float">
            <text:p>0.998953547913262</text:p>
          </table:table-cell>
          <table:table-cell office:value-type="float" office:value="0.4" calcext:value-type="float">
            <text:p>0.4</text:p>
          </table:table-cell>
          <table:table-cell table:formula="of:=EXP(-[.$B32]*([.J$1]/10000))" office:value-type="float" office:value="0.997385922666198" calcext:value-type="float">
            <text:p>0.997385922666198</text:p>
          </table:table-cell>
          <table:table-cell office:value-type="float" office:value="0.4" calcext:value-type="float">
            <text:p>0.4</text:p>
          </table:table-cell>
          <table:table-cell table:formula="of:=EXP(-[.$B32]*([.L$1]/10000))" office:value-type="float" office:value="0.994778678732702" calcext:value-type="float">
            <text:p>0.994778678732702</text:p>
          </table:table-cell>
          <table:table-cell office:value-type="float" office:value="0.4" calcext:value-type="float">
            <text:p>0.4</text:p>
          </table:table-cell>
          <table:table-cell table:formula="of:=EXP(-[.$B32]*([.N$1]/10000))" office:value-type="float" office:value="0.98958461966118" calcext:value-type="float">
            <text:p>0.98958461966118</text:p>
          </table:table-cell>
          <table:table-cell office:value-type="float" office:value="0.4" calcext:value-type="float">
            <text:p>0.4</text:p>
          </table:table-cell>
          <table:table-cell table:formula="of:=EXP(-[.$B32]*([.P$1]/10000))" office:value-type="float" office:value="0.984417680440753" calcext:value-type="float">
            <text:p>0.984417680440753</text:p>
          </table:table-cell>
          <table:table-cell office:value-type="float" office:value="0.4" calcext:value-type="float">
            <text:p>0.4</text:p>
          </table:table-cell>
          <table:table-cell table:formula="of:=EXP(-[.$B32]*([.R$1]/10000))" office:value-type="float" office:value="0.979277719469963" calcext:value-type="float">
            <text:p>0.979277719469963</text:p>
          </table:table-cell>
          <table:table-cell office:value-type="float" office:value="0.4" calcext:value-type="float">
            <text:p>0.4</text:p>
          </table:table-cell>
          <table:table-cell table:formula="of:=EXP(-[.$B32]*([.T$1]/10000))" office:value-type="float" office:value="0.974164595886704" calcext:value-type="float">
            <text:p>0.974164595886704</text:p>
          </table:table-cell>
          <table:table-cell office:value-type="float" office:value="0.4" calcext:value-type="float">
            <text:p>0.4</text:p>
          </table:table-cell>
          <table:table-cell table:formula="of:=EXP(-[.$B32]*([.V$1]/10000))" office:value-type="float" office:value="0.948996659879104" calcext:value-type="float">
            <text:p>0.948996659879104</text:p>
          </table:table-cell>
          <table:table-cell office:value-type="float" office:value="0.4" calcext:value-type="float">
            <text:p>0.4</text:p>
          </table:table-cell>
          <table:table-cell table:formula="of:=EXP(-[.$B32]*([.X$1]/10000))" office:value-type="float" office:value="0.900594660461697" calcext:value-type="float">
            <text:p>0.9005946604616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848" calcext:value-type="float">
            <text:p>0.08848</text:p>
          </table:table-cell>
          <table:table-cell office:value-type="float" office:value="0.03437" calcext:value-type="float">
            <text:p>0.034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EXP(-[.$B33]*([.F$1]/10000))" office:value-type="float" office:value="0.999557697844451" calcext:value-type="float">
            <text:p>0.999557697844451</text:p>
          </table:table-cell>
          <table:table-cell office:value-type="float" office:value="0.5" calcext:value-type="float">
            <text:p>0.5</text:p>
          </table:table-cell>
          <table:table-cell table:formula="of:=EXP(-[.$B33]*([.H$1]/10000))" office:value-type="float" office:value="0.999115591320098" calcext:value-type="float">
            <text:p>0.999115591320098</text:p>
          </table:table-cell>
          <table:table-cell office:value-type="float" office:value="0.5" calcext:value-type="float">
            <text:p>0.5</text:p>
          </table:table-cell>
          <table:table-cell table:formula="of:=EXP(-[.$B33]*([.J$1]/10000))" office:value-type="float" office:value="0.997790444669132" calcext:value-type="float">
            <text:p>0.997790444669132</text:p>
          </table:table-cell>
          <table:table-cell office:value-type="float" office:value="0.5" calcext:value-type="float">
            <text:p>0.5</text:p>
          </table:table-cell>
          <table:table-cell table:formula="of:=EXP(-[.$B33]*([.L$1]/10000))" office:value-type="float" office:value="0.995585771473024" calcext:value-type="float">
            <text:p>0.995585771473024</text:p>
          </table:table-cell>
          <table:table-cell office:value-type="float" office:value="0.5" calcext:value-type="float">
            <text:p>0.5</text:p>
          </table:table-cell>
          <table:table-cell table:formula="of:=EXP(-[.$B33]*([.N$1]/10000))" office:value-type="float" office:value="0.991191028359536" calcext:value-type="float">
            <text:p>0.991191028359536</text:p>
          </table:table-cell>
          <table:table-cell office:value-type="float" office:value="0.5" calcext:value-type="float">
            <text:p>0.5</text:p>
          </table:table-cell>
          <table:table-cell table:formula="of:=EXP(-[.$B33]*([.P$1]/10000))" office:value-type="float" office:value="0.986815684646468" calcext:value-type="float">
            <text:p>0.986815684646468</text:p>
          </table:table-cell>
          <table:table-cell office:value-type="float" office:value="0.5" calcext:value-type="float">
            <text:p>0.5</text:p>
          </table:table-cell>
          <table:table-cell table:formula="of:=EXP(-[.$B33]*([.R$1]/10000))" office:value-type="float" office:value="0.982459654700434" calcext:value-type="float">
            <text:p>0.982459654700434</text:p>
          </table:table-cell>
          <table:table-cell office:value-type="float" office:value="0.5" calcext:value-type="float">
            <text:p>0.5</text:p>
          </table:table-cell>
          <table:table-cell table:formula="of:=EXP(-[.$B33]*([.T$1]/10000))" office:value-type="float" office:value="0.978122853266052" calcext:value-type="float">
            <text:p>0.978122853266052</text:p>
          </table:table-cell>
          <table:table-cell office:value-type="float" office:value="0.5" calcext:value-type="float">
            <text:p>0.5</text:p>
          </table:table-cell>
          <table:table-cell table:formula="of:=EXP(-[.$B33]*([.V$1]/10000))" office:value-type="float" office:value="0.956724316081322" calcext:value-type="float">
            <text:p>0.956724316081322</text:p>
          </table:table-cell>
          <table:table-cell office:value-type="float" office:value="0.5" calcext:value-type="float">
            <text:p>0.5</text:p>
          </table:table-cell>
          <table:table-cell table:formula="of:=EXP(-[.$B33]*([.X$1]/10000))" office:value-type="float" office:value="0.915321416981274" calcext:value-type="float">
            <text:p>0.91532141698127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7851" calcext:value-type="float">
            <text:p>0.07851</text:p>
          </table:table-cell>
          <table:table-cell office:value-type="float" office:value="0.03104" calcext:value-type="float">
            <text:p>0.03104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EXP(-[.$B34]*([.F$1]/10000))" office:value-type="float" office:value="0.999607527037671" calcext:value-type="float">
            <text:p>0.999607527037671</text:p>
          </table:table-cell>
          <table:table-cell office:value-type="float" office:value="0.6" calcext:value-type="float">
            <text:p>0.6</text:p>
          </table:table-cell>
          <table:table-cell table:formula="of:=EXP(-[.$B34]*([.H$1]/10000))" office:value-type="float" office:value="0.999215208110367" calcext:value-type="float">
            <text:p>0.999215208110367</text:p>
          </table:table-cell>
          <table:table-cell office:value-type="float" office:value="0.6" calcext:value-type="float">
            <text:p>0.6</text:p>
          </table:table-cell>
          <table:table-cell table:formula="of:=EXP(-[.$B34]*([.J$1]/10000))" office:value-type="float" office:value="0.998039174934187" calcext:value-type="float">
            <text:p>0.998039174934187</text:p>
          </table:table-cell>
          <table:table-cell office:value-type="float" office:value="0.6" calcext:value-type="float">
            <text:p>0.6</text:p>
          </table:table-cell>
          <table:table-cell table:formula="of:=EXP(-[.$B34]*([.L$1]/10000))" office:value-type="float" office:value="0.996082194703313" calcext:value-type="float">
            <text:p>0.996082194703313</text:p>
          </table:table-cell>
          <table:table-cell office:value-type="float" office:value="0.6" calcext:value-type="float">
            <text:p>0.6</text:p>
          </table:table-cell>
          <table:table-cell table:formula="of:=EXP(-[.$B34]*([.N$1]/10000))" office:value-type="float" office:value="0.992179738604968" calcext:value-type="float">
            <text:p>0.992179738604968</text:p>
          </table:table-cell>
          <table:table-cell office:value-type="float" office:value="0.6" calcext:value-type="float">
            <text:p>0.6</text:p>
          </table:table-cell>
          <table:table-cell table:formula="of:=EXP(-[.$B34]*([.P$1]/10000))" office:value-type="float" office:value="0.988292571569796" calcext:value-type="float">
            <text:p>0.988292571569796</text:p>
          </table:table-cell>
          <table:table-cell office:value-type="float" office:value="0.6" calcext:value-type="float">
            <text:p>0.6</text:p>
          </table:table-cell>
          <table:table-cell table:formula="of:=EXP(-[.$B34]*([.R$1]/10000))" office:value-type="float" office:value="0.984420633698224" calcext:value-type="float">
            <text:p>0.984420633698224</text:p>
          </table:table-cell>
          <table:table-cell office:value-type="float" office:value="0.6" calcext:value-type="float">
            <text:p>0.6</text:p>
          </table:table-cell>
          <table:table-cell table:formula="of:=EXP(-[.$B34]*([.T$1]/10000))" office:value-type="float" office:value="0.980563865325353" calcext:value-type="float">
            <text:p>0.980563865325353</text:p>
          </table:table-cell>
          <table:table-cell office:value-type="float" office:value="0.6" calcext:value-type="float">
            <text:p>0.6</text:p>
          </table:table-cell>
          <table:table-cell table:formula="of:=EXP(-[.$B34]*([.V$1]/10000))" office:value-type="float" office:value="0.961505493981797" calcext:value-type="float">
            <text:p>0.961505493981797</text:p>
          </table:table-cell>
          <table:table-cell office:value-type="float" office:value="0.6" calcext:value-type="float">
            <text:p>0.6</text:p>
          </table:table-cell>
          <table:table-cell table:formula="of:=EXP(-[.$B34]*([.X$1]/10000))" office:value-type="float" office:value="0.924492814957179" calcext:value-type="float">
            <text:p>0.92449281495717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6619" calcext:value-type="float">
            <text:p>0.06619</text:p>
          </table:table-cell>
          <table:table-cell office:value-type="float" office:value="0.02764" calcext:value-type="float">
            <text:p>0.02764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EXP(-[.$B35]*([.F$1]/10000))" office:value-type="float" office:value="0.99966910475791" calcext:value-type="float">
            <text:p>0.99966910475791</text:p>
          </table:table-cell>
          <table:table-cell office:value-type="float" office:value="0.8" calcext:value-type="float">
            <text:p>0.8</text:p>
          </table:table-cell>
          <table:table-cell table:formula="of:=EXP(-[.$B35]*([.H$1]/10000))" office:value-type="float" office:value="0.999338319007482" calcext:value-type="float">
            <text:p>0.999338319007482</text:p>
          </table:table-cell>
          <table:table-cell office:value-type="float" office:value="0.8" calcext:value-type="float">
            <text:p>0.8</text:p>
          </table:table-cell>
          <table:table-cell table:formula="of:=EXP(-[.$B35]*([.J$1]/10000))" office:value-type="float" office:value="0.998346618343921" calcext:value-type="float">
            <text:p>0.998346618343921</text:p>
          </table:table-cell>
          <table:table-cell office:value-type="float" office:value="0.8" calcext:value-type="float">
            <text:p>0.8</text:p>
          </table:table-cell>
          <table:table-cell table:formula="of:=EXP(-[.$B35]*([.L$1]/10000))" office:value-type="float" office:value="0.996695970358743" calcext:value-type="float">
            <text:p>0.996695970358743</text:p>
          </table:table-cell>
          <table:table-cell office:value-type="float" office:value="0.8" calcext:value-type="float">
            <text:p>0.8</text:p>
          </table:table-cell>
          <table:table-cell table:formula="of:=EXP(-[.$B35]*([.N$1]/10000))" office:value-type="float" office:value="0.993402857329357" calcext:value-type="float">
            <text:p>0.993402857329357</text:p>
          </table:table-cell>
          <table:table-cell office:value-type="float" office:value="0.8" calcext:value-type="float">
            <text:p>0.8</text:p>
          </table:table-cell>
          <table:table-cell table:formula="of:=EXP(-[.$B35]*([.P$1]/10000))" office:value-type="float" office:value="0.990120624843033" calcext:value-type="float">
            <text:p>0.990120624843033</text:p>
          </table:table-cell>
          <table:table-cell office:value-type="float" office:value="0.8" calcext:value-type="float">
            <text:p>0.8</text:p>
          </table:table-cell>
          <table:table-cell table:formula="of:=EXP(-[.$B35]*([.R$1]/10000))" office:value-type="float" office:value="0.986849236950132" calcext:value-type="float">
            <text:p>0.986849236950132</text:p>
          </table:table-cell>
          <table:table-cell office:value-type="float" office:value="0.8" calcext:value-type="float">
            <text:p>0.8</text:p>
          </table:table-cell>
          <table:table-cell table:formula="of:=EXP(-[.$B35]*([.T$1]/10000))" office:value-type="float" office:value="0.983588657819797" calcext:value-type="float">
            <text:p>0.983588657819797</text:p>
          </table:table-cell>
          <table:table-cell office:value-type="float" office:value="0.8" calcext:value-type="float">
            <text:p>0.8</text:p>
          </table:table-cell>
          <table:table-cell table:formula="of:=EXP(-[.$B35]*([.V$1]/10000))" office:value-type="float" office:value="0.967446647791751" calcext:value-type="float">
            <text:p>0.967446647791751</text:p>
          </table:table-cell>
          <table:table-cell office:value-type="float" office:value="0.8" calcext:value-type="float">
            <text:p>0.8</text:p>
          </table:table-cell>
          <table:table-cell table:formula="of:=EXP(-[.$B35]*([.X$1]/10000))" office:value-type="float" office:value="0.935953016323495" calcext:value-type="float">
            <text:p>0.935953016323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837" calcext:value-type="float">
            <text:p>0.05837</text:p>
          </table:table-cell>
          <table:table-cell office:value-type="float" office:value="0.02567" calcext:value-type="float">
            <text:p>0.02567</text:p>
          </table:table-cell>
          <table:table-cell/>
          <table:table-cell office:value-type="float" office:value="1" calcext:value-type="float">
            <text:p>1</text:p>
          </table:table-cell>
          <table:table-cell table:formula="of:=EXP(-[.$B36]*([.F$1]/10000))" office:value-type="float" office:value="0.999708192584068" calcext:value-type="float">
            <text:p>0.999708192584068</text:p>
          </table:table-cell>
          <table:table-cell office:value-type="float" office:value="1" calcext:value-type="float">
            <text:p>1</text:p>
          </table:table-cell>
          <table:table-cell table:formula="of:=EXP(-[.$B36]*([.H$1]/10000))" office:value-type="float" office:value="0.999416470319705" calcext:value-type="float">
            <text:p>0.999416470319705</text:p>
          </table:table-cell>
          <table:table-cell office:value-type="float" office:value="1" calcext:value-type="float">
            <text:p>1</text:p>
          </table:table-cell>
          <table:table-cell table:formula="of:=EXP(-[.$B36]*([.J$1]/10000))" office:value-type="float" office:value="0.99854181418758" calcext:value-type="float">
            <text:p>0.99854181418758</text:p>
          </table:table-cell>
          <table:table-cell office:value-type="float" office:value="1" calcext:value-type="float">
            <text:p>1</text:p>
          </table:table-cell>
          <table:table-cell table:formula="of:=EXP(-[.$B36]*([.L$1]/10000))" office:value-type="float" office:value="0.997085754681023" calcext:value-type="float">
            <text:p>0.997085754681023</text:p>
          </table:table-cell>
          <table:table-cell office:value-type="float" office:value="1" calcext:value-type="float">
            <text:p>1</text:p>
          </table:table-cell>
          <table:table-cell table:formula="of:=EXP(-[.$B36]*([.N$1]/10000))" office:value-type="float" office:value="0.994180002187825" calcext:value-type="float">
            <text:p>0.994180002187825</text:p>
          </table:table-cell>
          <table:table-cell office:value-type="float" office:value="1" calcext:value-type="float">
            <text:p>1</text:p>
          </table:table-cell>
          <table:table-cell table:formula="of:=EXP(-[.$B36]*([.P$1]/10000))" office:value-type="float" office:value="0.991282717770229" calcext:value-type="float">
            <text:p>0.991282717770229</text:p>
          </table:table-cell>
          <table:table-cell office:value-type="float" office:value="1" calcext:value-type="float">
            <text:p>1</text:p>
          </table:table-cell>
          <table:table-cell table:formula="of:=EXP(-[.$B36]*([.R$1]/10000))" office:value-type="float" office:value="0.988393876750184" calcext:value-type="float">
            <text:p>0.988393876750184</text:p>
          </table:table-cell>
          <table:table-cell office:value-type="float" office:value="1" calcext:value-type="float">
            <text:p>1</text:p>
          </table:table-cell>
          <table:table-cell table:formula="of:=EXP(-[.$B36]*([.T$1]/10000))" office:value-type="float" office:value="0.985513454521559" calcext:value-type="float">
            <text:p>0.985513454521559</text:p>
          </table:table-cell>
          <table:table-cell office:value-type="float" office:value="1" calcext:value-type="float">
            <text:p>1</text:p>
          </table:table-cell>
          <table:table-cell table:formula="of:=EXP(-[.$B36]*([.V$1]/10000))" office:value-type="float" office:value="0.971236769043018" calcext:value-type="float">
            <text:p>0.971236769043018</text:p>
          </table:table-cell>
          <table:table-cell office:value-type="float" office:value="1" calcext:value-type="float">
            <text:p>1</text:p>
          </table:table-cell>
          <table:table-cell table:formula="of:=EXP(-[.$B36]*([.X$1]/10000))" office:value-type="float" office:value="0.94330086154112" calcext:value-type="float">
            <text:p>0.9433008615411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5167" calcext:value-type="float">
            <text:p>0.05167</text:p>
          </table:table-cell>
          <table:table-cell office:value-type="float" office:value="0.0239" calcext:value-type="float">
            <text:p>0.0239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EXP(-[.$B37]*([.F$1]/10000))" office:value-type="float" office:value="0.999741683369487" calcext:value-type="float">
            <text:p>0.999741683369487</text:p>
          </table:table-cell>
          <table:table-cell office:value-type="float" office:value="1.25" calcext:value-type="float">
            <text:p>1.25</text:p>
          </table:table-cell>
          <table:table-cell table:formula="of:=EXP(-[.$B37]*([.H$1]/10000))" office:value-type="float" office:value="0.999483433466457" calcext:value-type="float">
            <text:p>0.999483433466457</text:p>
          </table:table-cell>
          <table:table-cell office:value-type="float" office:value="1.25" calcext:value-type="float">
            <text:p>1.25</text:p>
          </table:table-cell>
          <table:table-cell table:formula="of:=EXP(-[.$B37]*([.J$1]/10000))" office:value-type="float" office:value="0.998709083949908" calcext:value-type="float">
            <text:p>0.998709083949908</text:p>
          </table:table-cell>
          <table:table-cell office:value-type="float" office:value="1.25" calcext:value-type="float">
            <text:p>1.25</text:p>
          </table:table-cell>
          <table:table-cell table:formula="of:=EXP(-[.$B37]*([.L$1]/10000))" office:value-type="float" office:value="0.997419834364064" calcext:value-type="float">
            <text:p>0.997419834364064</text:p>
          </table:table-cell>
          <table:table-cell office:value-type="float" office:value="1.25" calcext:value-type="float">
            <text:p>1.25</text:p>
          </table:table-cell>
          <table:table-cell table:formula="of:=EXP(-[.$B37]*([.N$1]/10000))" office:value-type="float" office:value="0.994846325982836" calcext:value-type="float">
            <text:p>0.994846325982836</text:p>
          </table:table-cell>
          <table:table-cell office:value-type="float" office:value="1.25" calcext:value-type="float">
            <text:p>1.25</text:p>
          </table:table-cell>
          <table:table-cell table:formula="of:=EXP(-[.$B37]*([.P$1]/10000))" office:value-type="float" office:value="0.992279457679498" calcext:value-type="float">
            <text:p>0.992279457679498</text:p>
          </table:table-cell>
          <table:table-cell office:value-type="float" office:value="1.25" calcext:value-type="float">
            <text:p>1.25</text:p>
          </table:table-cell>
          <table:table-cell table:formula="of:=EXP(-[.$B37]*([.R$1]/10000))" office:value-type="float" office:value="0.989719212321548" calcext:value-type="float">
            <text:p>0.989719212321548</text:p>
          </table:table-cell>
          <table:table-cell office:value-type="float" office:value="1.25" calcext:value-type="float">
            <text:p>1.25</text:p>
          </table:table-cell>
          <table:table-cell table:formula="of:=EXP(-[.$B37]*([.T$1]/10000))" office:value-type="float" office:value="0.98716557282069" calcext:value-type="float">
            <text:p>0.98716557282069</text:p>
          </table:table-cell>
          <table:table-cell office:value-type="float" office:value="1.25" calcext:value-type="float">
            <text:p>1.25</text:p>
          </table:table-cell>
          <table:table-cell table:formula="of:=EXP(-[.$B37]*([.V$1]/10000))" office:value-type="float" office:value="0.974495868162401" calcext:value-type="float">
            <text:p>0.974495868162401</text:p>
          </table:table-cell>
          <table:table-cell office:value-type="float" office:value="1.25" calcext:value-type="float">
            <text:p>1.25</text:p>
          </table:table-cell>
          <table:table-cell table:formula="of:=EXP(-[.$B37]*([.X$1]/10000))" office:value-type="float" office:value="0.949642197065591" calcext:value-type="float">
            <text:p>0.94964219706559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4713" calcext:value-type="float">
            <text:p>0.04713</text:p>
          </table:table-cell>
          <table:table-cell office:value-type="float" office:value="0.02263" calcext:value-type="float">
            <text:p>0.02263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EXP(-[.$B38]*([.F$1]/10000))" office:value-type="float" office:value="0.99976437776328" calcext:value-type="float">
            <text:p>0.99976437776328</text:p>
          </table:table-cell>
          <table:table-cell office:value-type="float" office:value="1.5" calcext:value-type="float">
            <text:p>1.5</text:p>
          </table:table-cell>
          <table:table-cell table:formula="of:=EXP(-[.$B38]*([.H$1]/10000))" office:value-type="float" office:value="0.999528811044399" calcext:value-type="float">
            <text:p>0.999528811044399</text:p>
          </table:table-cell>
          <table:table-cell office:value-type="float" office:value="1.5" calcext:value-type="float">
            <text:p>1.5</text:p>
          </table:table-cell>
          <table:table-cell table:formula="of:=EXP(-[.$B38]*([.J$1]/10000))" office:value-type="float" office:value="0.998822443863989" calcext:value-type="float">
            <text:p>0.998822443863989</text:p>
          </table:table-cell>
          <table:table-cell office:value-type="float" office:value="1.5" calcext:value-type="float">
            <text:p>1.5</text:p>
          </table:table-cell>
          <table:table-cell table:formula="of:=EXP(-[.$B38]*([.L$1]/10000))" office:value-type="float" office:value="0.997646274366432" calcext:value-type="float">
            <text:p>0.997646274366432</text:p>
          </table:table-cell>
          <table:table-cell office:value-type="float" office:value="1.5" calcext:value-type="float">
            <text:p>1.5</text:p>
          </table:table-cell>
          <table:table-cell table:formula="of:=EXP(-[.$B38]*([.N$1]/10000))" office:value-type="float" office:value="0.995298088757223" calcext:value-type="float">
            <text:p>0.995298088757223</text:p>
          </table:table-cell>
          <table:table-cell office:value-type="float" office:value="1.5" calcext:value-type="float">
            <text:p>1.5</text:p>
          </table:table-cell>
          <table:table-cell table:formula="of:=EXP(-[.$B38]*([.P$1]/10000))" office:value-type="float" office:value="0.992955430132674" calcext:value-type="float">
            <text:p>0.992955430132674</text:p>
          </table:table-cell>
          <table:table-cell office:value-type="float" office:value="1.5" calcext:value-type="float">
            <text:p>1.5</text:p>
          </table:table-cell>
          <table:table-cell table:formula="of:=EXP(-[.$B38]*([.R$1]/10000))" office:value-type="float" office:value="0.99061828548378" calcext:value-type="float">
            <text:p>0.99061828548378</text:p>
          </table:table-cell>
          <table:table-cell office:value-type="float" office:value="1.5" calcext:value-type="float">
            <text:p>1.5</text:p>
          </table:table-cell>
          <table:table-cell table:formula="of:=EXP(-[.$B38]*([.T$1]/10000))" office:value-type="float" office:value="0.988286641832156" calcext:value-type="float">
            <text:p>0.988286641832156</text:p>
          </table:table-cell>
          <table:table-cell office:value-type="float" office:value="1.5" calcext:value-type="float">
            <text:p>1.5</text:p>
          </table:table-cell>
          <table:table-cell table:formula="of:=EXP(-[.$B38]*([.V$1]/10000))" office:value-type="float" office:value="0.976710486423881" calcext:value-type="float">
            <text:p>0.976710486423881</text:p>
          </table:table-cell>
          <table:table-cell office:value-type="float" office:value="1.5" calcext:value-type="float">
            <text:p>1.5</text:p>
          </table:table-cell>
          <table:table-cell table:formula="of:=EXP(-[.$B38]*([.X$1]/10000))" office:value-type="float" office:value="0.953963374290374" calcext:value-type="float">
            <text:p>0.953963374290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163" calcext:value-type="float">
            <text:p>0.04163</text:p>
          </table:table-cell>
          <table:table-cell office:value-type="float" office:value="0.02118" calcext:value-type="float">
            <text:p>0.02118</text:p>
          </table:table-cell>
          <table:table-cell/>
          <table:table-cell office:value-type="float" office:value="2" calcext:value-type="float">
            <text:p>2</text:p>
          </table:table-cell>
          <table:table-cell table:formula="of:=EXP(-[.$B39]*([.F$1]/10000))" office:value-type="float" office:value="0.999791871661708" calcext:value-type="float">
            <text:p>0.999791871661708</text:p>
          </table:table-cell>
          <table:table-cell office:value-type="float" office:value="2" calcext:value-type="float">
            <text:p>2</text:p>
          </table:table-cell>
          <table:table-cell table:formula="of:=EXP(-[.$B39]*([.H$1]/10000))" office:value-type="float" office:value="0.999583786640822" calcext:value-type="float">
            <text:p>0.999583786640822</text:p>
          </table:table-cell>
          <table:table-cell office:value-type="float" office:value="2" calcext:value-type="float">
            <text:p>2</text:p>
          </table:table-cell>
          <table:table-cell table:formula="of:=EXP(-[.$B39]*([.J$1]/10000))" office:value-type="float" office:value="0.998959791392447" calcext:value-type="float">
            <text:p>0.998959791392447</text:p>
          </table:table-cell>
          <table:table-cell office:value-type="float" office:value="2" calcext:value-type="float">
            <text:p>2</text:p>
          </table:table-cell>
          <table:table-cell table:formula="of:=EXP(-[.$B39]*([.L$1]/10000))" office:value-type="float" office:value="0.997920664818841" calcext:value-type="float">
            <text:p>0.997920664818841</text:p>
          </table:table-cell>
          <table:table-cell office:value-type="float" office:value="2" calcext:value-type="float">
            <text:p>2</text:p>
          </table:table-cell>
          <table:table-cell table:formula="of:=EXP(-[.$B39]*([.N$1]/10000))" office:value-type="float" office:value="0.995845653272478" calcext:value-type="float">
            <text:p>0.995845653272478</text:p>
          </table:table-cell>
          <table:table-cell office:value-type="float" office:value="2" calcext:value-type="float">
            <text:p>2</text:p>
          </table:table-cell>
          <table:table-cell table:formula="of:=EXP(-[.$B39]*([.P$1]/10000))" office:value-type="float" office:value="0.993774956370624" calcext:value-type="float">
            <text:p>0.993774956370624</text:p>
          </table:table-cell>
          <table:table-cell office:value-type="float" office:value="2" calcext:value-type="float">
            <text:p>2</text:p>
          </table:table-cell>
          <table:table-cell table:formula="of:=EXP(-[.$B39]*([.R$1]/10000))" office:value-type="float" office:value="0.991708565141688" calcext:value-type="float">
            <text:p>0.991708565141688</text:p>
          </table:table-cell>
          <table:table-cell office:value-type="float" office:value="2" calcext:value-type="float">
            <text:p>2</text:p>
          </table:table-cell>
          <table:table-cell table:formula="of:=EXP(-[.$B39]*([.T$1]/10000))" office:value-type="float" office:value="0.989646470632732" calcext:value-type="float">
            <text:p>0.989646470632732</text:p>
          </table:table-cell>
          <table:table-cell office:value-type="float" office:value="2" calcext:value-type="float">
            <text:p>2</text:p>
          </table:table-cell>
          <table:table-cell table:formula="of:=EXP(-[.$B39]*([.V$1]/10000))" office:value-type="float" office:value="0.979400136835823" calcext:value-type="float">
            <text:p>0.979400136835823</text:p>
          </table:table-cell>
          <table:table-cell office:value-type="float" office:value="2" calcext:value-type="float">
            <text:p>2</text:p>
          </table:table-cell>
          <table:table-cell table:formula="of:=EXP(-[.$B39]*([.X$1]/10000))" office:value-type="float" office:value="0.959224628034029" calcext:value-type="float">
            <text:p>0.959224628034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02046" calcext:value-type="float">
            <text:p>0.02046</text:p>
          </table:table-cell>
          <table:table-cell/>
          <table:table-cell office:value-type="float" office:value="3" calcext:value-type="float">
            <text:p>3</text:p>
          </table:table-cell>
          <table:table-cell table:formula="of:=EXP(-[.$B40]*([.F$1]/10000))" office:value-type="float" office:value="0.999816266880997" calcext:value-type="float">
            <text:p>0.999816266880997</text:p>
          </table:table-cell>
          <table:table-cell office:value-type="float" office:value="3" calcext:value-type="float">
            <text:p>3</text:p>
          </table:table-cell>
          <table:table-cell table:formula="of:=EXP(-[.$B40]*([.H$1]/10000))" office:value-type="float" office:value="0.999632567519853" calcext:value-type="float">
            <text:p>0.999632567519853</text:p>
          </table:table-cell>
          <table:table-cell office:value-type="float" office:value="3" calcext:value-type="float">
            <text:p>3</text:p>
          </table:table-cell>
          <table:table-cell table:formula="of:=EXP(-[.$B40]*([.J$1]/10000))" office:value-type="float" office:value="0.999081671921558" calcext:value-type="float">
            <text:p>0.999081671921558</text:p>
          </table:table-cell>
          <table:table-cell office:value-type="float" office:value="3" calcext:value-type="float">
            <text:p>3</text:p>
          </table:table-cell>
          <table:table-cell table:formula="of:=EXP(-[.$B40]*([.L$1]/10000))" office:value-type="float" office:value="0.998164187169575" calcext:value-type="float">
            <text:p>0.998164187169575</text:p>
          </table:table-cell>
          <table:table-cell office:value-type="float" office:value="3" calcext:value-type="float">
            <text:p>3</text:p>
          </table:table-cell>
          <table:table-cell table:formula="of:=EXP(-[.$B40]*([.N$1]/10000))" office:value-type="float" office:value="0.996331744547899" calcext:value-type="float">
            <text:p>0.996331744547899</text:p>
          </table:table-cell>
          <table:table-cell office:value-type="float" office:value="3" calcext:value-type="float">
            <text:p>3</text:p>
          </table:table-cell>
          <table:table-cell table:formula="of:=EXP(-[.$B40]*([.P$1]/10000))" office:value-type="float" office:value="0.994502665947899" calcext:value-type="float">
            <text:p>0.994502665947899</text:p>
          </table:table-cell>
          <table:table-cell office:value-type="float" office:value="3" calcext:value-type="float">
            <text:p>3</text:p>
          </table:table-cell>
          <table:table-cell table:formula="of:=EXP(-[.$B40]*([.R$1]/10000))" office:value-type="float" office:value="0.99267694519386" calcext:value-type="float">
            <text:p>0.99267694519386</text:p>
          </table:table-cell>
          <table:table-cell office:value-type="float" office:value="3" calcext:value-type="float">
            <text:p>3</text:p>
          </table:table-cell>
          <table:table-cell table:formula="of:=EXP(-[.$B40]*([.T$1]/10000))" office:value-type="float" office:value="0.990854576121407" calcext:value-type="float">
            <text:p>0.990854576121407</text:p>
          </table:table-cell>
          <table:table-cell office:value-type="float" office:value="3" calcext:value-type="float">
            <text:p>3</text:p>
          </table:table-cell>
          <table:table-cell table:formula="of:=EXP(-[.$B40]*([.V$1]/10000))" office:value-type="float" office:value="0.981792791020732" calcext:value-type="float">
            <text:p>0.981792791020732</text:p>
          </table:table-cell>
          <table:table-cell office:value-type="float" office:value="3" calcext:value-type="float">
            <text:p>3</text:p>
          </table:table-cell>
          <table:table-cell table:formula="of:=EXP(-[.$B40]*([.X$1]/10000))" office:value-type="float" office:value="0.96391708450028" calcext:value-type="float">
            <text:p>0.96391708450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496" calcext:value-type="float">
            <text:p>0.03496</text:p>
          </table:table-cell>
          <table:table-cell office:value-type="float" office:value="0.02084" calcext:value-type="float">
            <text:p>0.02084</text:p>
          </table:table-cell>
          <table:table-cell/>
          <table:table-cell office:value-type="float" office:value="4" calcext:value-type="float">
            <text:p>4</text:p>
          </table:table-cell>
          <table:table-cell table:formula="of:=EXP(-[.$B41]*([.F$1]/10000))" office:value-type="float" office:value="0.99982521527663" calcext:value-type="float">
            <text:p>0.99982521527663</text:p>
          </table:table-cell>
          <table:table-cell office:value-type="float" office:value="4" calcext:value-type="float">
            <text:p>4</text:p>
          </table:table-cell>
          <table:table-cell table:formula="of:=EXP(-[.$B41]*([.H$1]/10000))" office:value-type="float" office:value="0.999650461102959" calcext:value-type="float">
            <text:p>0.999650461102959</text:p>
          </table:table-cell>
          <table:table-cell office:value-type="float" office:value="4" calcext:value-type="float">
            <text:p>4</text:p>
          </table:table-cell>
          <table:table-cell table:formula="of:=EXP(-[.$B41]*([.J$1]/10000))" office:value-type="float" office:value="0.999126381826753" calcext:value-type="float">
            <text:p>0.999126381826753</text:p>
          </table:table-cell>
          <table:table-cell office:value-type="float" office:value="4" calcext:value-type="float">
            <text:p>4</text:p>
          </table:table-cell>
          <table:table-cell table:formula="of:=EXP(-[.$B41]*([.L$1]/10000))" office:value-type="float" office:value="0.998253526862219" calcext:value-type="float">
            <text:p>0.998253526862219</text:p>
          </table:table-cell>
          <table:table-cell office:value-type="float" office:value="4" calcext:value-type="float">
            <text:p>4</text:p>
          </table:table-cell>
          <table:table-cell table:formula="of:=EXP(-[.$B41]*([.N$1]/10000))" office:value-type="float" office:value="0.996510103892858" calcext:value-type="float">
            <text:p>0.996510103892858</text:p>
          </table:table-cell>
          <table:table-cell office:value-type="float" office:value="4" calcext:value-type="float">
            <text:p>4</text:p>
          </table:table-cell>
          <table:table-cell table:formula="of:=EXP(-[.$B41]*([.P$1]/10000))" office:value-type="float" office:value="0.994769725764882" calcext:value-type="float">
            <text:p>0.994769725764882</text:p>
          </table:table-cell>
          <table:table-cell office:value-type="float" office:value="4" calcext:value-type="float">
            <text:p>4</text:p>
          </table:table-cell>
          <table:table-cell table:formula="of:=EXP(-[.$B41]*([.R$1]/10000))" office:value-type="float" office:value="0.993032387160555" calcext:value-type="float">
            <text:p>0.993032387160555</text:p>
          </table:table-cell>
          <table:table-cell office:value-type="float" office:value="4" calcext:value-type="float">
            <text:p>4</text:p>
          </table:table-cell>
          <table:table-cell table:formula="of:=EXP(-[.$B41]*([.T$1]/10000))" office:value-type="float" office:value="0.991298082771433" calcext:value-type="float">
            <text:p>0.991298082771433</text:p>
          </table:table-cell>
          <table:table-cell office:value-type="float" office:value="4" calcext:value-type="float">
            <text:p>4</text:p>
          </table:table-cell>
          <table:table-cell table:formula="of:=EXP(-[.$B41]*([.V$1]/10000))" office:value-type="float" office:value="0.982671888906318" calcext:value-type="float">
            <text:p>0.982671888906318</text:p>
          </table:table-cell>
          <table:table-cell office:value-type="float" office:value="4" calcext:value-type="float">
            <text:p>4</text:p>
          </table:table-cell>
          <table:table-cell table:formula="of:=EXP(-[.$B41]*([.X$1]/10000))" office:value-type="float" office:value="0.965644041246711" calcext:value-type="float">
            <text:p>0.965644041246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439" calcext:value-type="float">
            <text:p>0.03439</text:p>
          </table:table-cell>
          <table:table-cell office:value-type="float" office:value="0.02153" calcext:value-type="float">
            <text:p>0.02153</text:p>
          </table:table-cell>
          <table:table-cell/>
          <table:table-cell office:value-type="float" office:value="5" calcext:value-type="float">
            <text:p>5</text:p>
          </table:table-cell>
          <table:table-cell table:formula="of:=EXP(-[.$B42]*([.F$1]/10000))" office:value-type="float" office:value="0.999828064782554" calcext:value-type="float">
            <text:p>0.999828064782554</text:p>
          </table:table-cell>
          <table:table-cell office:value-type="float" office:value="5" calcext:value-type="float">
            <text:p>5</text:p>
          </table:table-cell>
          <table:table-cell table:formula="of:=EXP(-[.$B42]*([.H$1]/10000))" office:value-type="float" office:value="0.999656159126827" calcext:value-type="float">
            <text:p>0.999656159126827</text:p>
          </table:table-cell>
          <table:table-cell office:value-type="float" office:value="5" calcext:value-type="float">
            <text:p>5</text:p>
          </table:table-cell>
          <table:table-cell table:formula="of:=EXP(-[.$B42]*([.J$1]/10000))" office:value-type="float" office:value="0.999140619479137" calcext:value-type="float">
            <text:p>0.999140619479137</text:p>
          </table:table-cell>
          <table:table-cell office:value-type="float" office:value="5" calcext:value-type="float">
            <text:p>5</text:p>
          </table:table-cell>
          <table:table-cell table:formula="of:=EXP(-[.$B42]*([.L$1]/10000))" office:value-type="float" office:value="0.998281977493154" calcext:value-type="float">
            <text:p>0.998281977493154</text:p>
          </table:table-cell>
          <table:table-cell office:value-type="float" office:value="5" calcext:value-type="float">
            <text:p>5</text:p>
          </table:table-cell>
          <table:table-cell table:formula="of:=EXP(-[.$B42]*([.N$1]/10000))" office:value-type="float" office:value="0.996566906587642" calcext:value-type="float">
            <text:p>0.996566906587642</text:p>
          </table:table-cell>
          <table:table-cell office:value-type="float" office:value="5" calcext:value-type="float">
            <text:p>5</text:p>
          </table:table-cell>
          <table:table-cell table:formula="of:=EXP(-[.$B42]*([.P$1]/10000))" office:value-type="float" office:value="0.994854782212546" calcext:value-type="float">
            <text:p>0.994854782212546</text:p>
          </table:table-cell>
          <table:table-cell office:value-type="float" office:value="5" calcext:value-type="float">
            <text:p>5</text:p>
          </table:table-cell>
          <table:table-cell table:formula="of:=EXP(-[.$B42]*([.R$1]/10000))" office:value-type="float" office:value="0.993145599305661" calcext:value-type="float">
            <text:p>0.993145599305661</text:p>
          </table:table-cell>
          <table:table-cell office:value-type="float" office:value="5" calcext:value-type="float">
            <text:p>5</text:p>
          </table:table-cell>
          <table:table-cell table:formula="of:=EXP(-[.$B42]*([.T$1]/10000))" office:value-type="float" office:value="0.991439352813479" calcext:value-type="float">
            <text:p>0.991439352813479</text:p>
          </table:table-cell>
          <table:table-cell office:value-type="float" office:value="5" calcext:value-type="float">
            <text:p>5</text:p>
          </table:table-cell>
          <table:table-cell table:formula="of:=EXP(-[.$B42]*([.V$1]/10000))" office:value-type="float" office:value="0.98295199030721" calcext:value-type="float">
            <text:p>0.98295199030721</text:p>
          </table:table-cell>
          <table:table-cell office:value-type="float" office:value="5" calcext:value-type="float">
            <text:p>5</text:p>
          </table:table-cell>
          <table:table-cell table:formula="of:=EXP(-[.$B42]*([.X$1]/10000))" office:value-type="float" office:value="0.966194615248906" calcext:value-type="float">
            <text:p>0.966194615248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2231" calcext:value-type="float">
            <text:p>0.02231</text:p>
          </table:table-cell>
          <table:table-cell/>
          <table:table-cell office:value-type="float" office:value="6" calcext:value-type="float">
            <text:p>6</text:p>
          </table:table-cell>
          <table:table-cell table:formula="of:=EXP(-[.$B43]*([.F$1]/10000))" office:value-type="float" office:value="0.999828014791152" calcext:value-type="float">
            <text:p>0.999828014791152</text:p>
          </table:table-cell>
          <table:table-cell office:value-type="float" office:value="6" calcext:value-type="float">
            <text:p>6</text:p>
          </table:table-cell>
          <table:table-cell table:formula="of:=EXP(-[.$B43]*([.H$1]/10000))" office:value-type="float" office:value="0.999656059161216" calcext:value-type="float">
            <text:p>0.999656059161216</text:p>
          </table:table-cell>
          <table:table-cell office:value-type="float" office:value="6" calcext:value-type="float">
            <text:p>6</text:p>
          </table:table-cell>
          <table:table-cell table:formula="of:=EXP(-[.$B43]*([.J$1]/10000))" office:value-type="float" office:value="0.999140369694013" calcext:value-type="float">
            <text:p>0.999140369694013</text:p>
          </table:table-cell>
          <table:table-cell office:value-type="float" office:value="6" calcext:value-type="float">
            <text:p>6</text:p>
          </table:table-cell>
          <table:table-cell table:formula="of:=EXP(-[.$B43]*([.L$1]/10000))" office:value-type="float" office:value="0.99828147835229" calcext:value-type="float">
            <text:p>0.99828147835229</text:p>
          </table:table-cell>
          <table:table-cell office:value-type="float" office:value="6" calcext:value-type="float">
            <text:p>6</text:p>
          </table:table-cell>
          <table:table-cell table:formula="of:=EXP(-[.$B43]*([.N$1]/10000))" office:value-type="float" office:value="0.996565910021233" calcext:value-type="float">
            <text:p>0.996565910021233</text:p>
          </table:table-cell>
          <table:table-cell office:value-type="float" office:value="6" calcext:value-type="float">
            <text:p>6</text:p>
          </table:table-cell>
          <table:table-cell table:formula="of:=EXP(-[.$B43]*([.P$1]/10000))" office:value-type="float" office:value="0.994853289931492" calcext:value-type="float">
            <text:p>0.994853289931492</text:p>
          </table:table-cell>
          <table:table-cell office:value-type="float" office:value="6" calcext:value-type="float">
            <text:p>6</text:p>
          </table:table-cell>
          <table:table-cell table:formula="of:=EXP(-[.$B43]*([.R$1]/10000))" office:value-type="float" office:value="0.993143613016449" calcext:value-type="float">
            <text:p>0.993143613016449</text:p>
          </table:table-cell>
          <table:table-cell office:value-type="float" office:value="6" calcext:value-type="float">
            <text:p>6</text:p>
          </table:table-cell>
          <table:table-cell table:formula="of:=EXP(-[.$B43]*([.T$1]/10000))" office:value-type="float" office:value="0.991436874218195" calcext:value-type="float">
            <text:p>0.991436874218195</text:p>
          </table:table-cell>
          <table:table-cell office:value-type="float" office:value="6" calcext:value-type="float">
            <text:p>6</text:p>
          </table:table-cell>
          <table:table-cell table:formula="of:=EXP(-[.$B43]*([.V$1]/10000))" office:value-type="float" office:value="0.982947075559546" calcext:value-type="float">
            <text:p>0.982947075559546</text:p>
          </table:table-cell>
          <table:table-cell office:value-type="float" office:value="6" calcext:value-type="float">
            <text:p>6</text:p>
          </table:table-cell>
          <table:table-cell table:formula="of:=EXP(-[.$B43]*([.X$1]/10000))" office:value-type="float" office:value="0.966184953351063" calcext:value-type="float">
            <text:p>0.966184953351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2382" calcext:value-type="float">
            <text:p>0.02382</text:p>
          </table:table-cell>
          <table:table-cell/>
          <table:table-cell office:value-type="float" office:value="8" calcext:value-type="float">
            <text:p>8</text:p>
          </table:table-cell>
          <table:table-cell table:formula="of:=EXP(-[.$B44]*([.F$1]/10000))" office:value-type="float" office:value="0.9998238655135" calcext:value-type="float">
            <text:p>0.9998238655135</text:p>
          </table:table-cell>
          <table:table-cell office:value-type="float" office:value="8" calcext:value-type="float">
            <text:p>8</text:p>
          </table:table-cell>
          <table:table-cell table:formula="of:=EXP(-[.$B44]*([.H$1]/10000))" office:value-type="float" office:value="0.999647762050358" calcext:value-type="float">
            <text:p>0.999647762050358</text:p>
          </table:table-cell>
          <table:table-cell office:value-type="float" office:value="8" calcext:value-type="float">
            <text:p>8</text:p>
          </table:table-cell>
          <table:table-cell table:formula="of:=EXP(-[.$B44]*([.J$1]/10000))" office:value-type="float" office:value="0.999119637746437" calcext:value-type="float">
            <text:p>0.999119637746437</text:p>
          </table:table-cell>
          <table:table-cell office:value-type="float" office:value="8" calcext:value-type="float">
            <text:p>8</text:p>
          </table:table-cell>
          <table:table-cell table:formula="of:=EXP(-[.$B44]*([.L$1]/10000))" office:value-type="float" office:value="0.998240050530571" calcext:value-type="float">
            <text:p>0.998240050530571</text:p>
          </table:table-cell>
          <table:table-cell office:value-type="float" office:value="8" calcext:value-type="float">
            <text:p>8</text:p>
          </table:table-cell>
          <table:table-cell table:formula="of:=EXP(-[.$B44]*([.N$1]/10000))" office:value-type="float" office:value="0.996483198483278" calcext:value-type="float">
            <text:p>0.996483198483278</text:p>
          </table:table-cell>
          <table:table-cell office:value-type="float" office:value="8" calcext:value-type="float">
            <text:p>8</text:p>
          </table:table-cell>
          <table:table-cell table:formula="of:=EXP(-[.$B44]*([.P$1]/10000))" office:value-type="float" office:value="0.994729438406813" calcext:value-type="float">
            <text:p>0.994729438406813</text:p>
          </table:table-cell>
          <table:table-cell office:value-type="float" office:value="8" calcext:value-type="float">
            <text:p>8</text:p>
          </table:table-cell>
          <table:table-cell table:formula="of:=EXP(-[.$B44]*([.R$1]/10000))" office:value-type="float" office:value="0.992978764859464" calcext:value-type="float">
            <text:p>0.992978764859464</text:p>
          </table:table-cell>
          <table:table-cell office:value-type="float" office:value="8" calcext:value-type="float">
            <text:p>8</text:p>
          </table:table-cell>
          <table:table-cell table:formula="of:=EXP(-[.$B44]*([.T$1]/10000))" office:value-type="float" office:value="0.991231172409096" calcext:value-type="float">
            <text:p>0.991231172409096</text:p>
          </table:table-cell>
          <table:table-cell office:value-type="float" office:value="8" calcext:value-type="float">
            <text:p>8</text:p>
          </table:table-cell>
          <table:table-cell table:formula="of:=EXP(-[.$B44]*([.V$1]/10000))" office:value-type="float" office:value="0.98253923715551" calcext:value-type="float">
            <text:p>0.98253923715551</text:p>
          </table:table-cell>
          <table:table-cell office:value-type="float" office:value="8" calcext:value-type="float">
            <text:p>8</text:p>
          </table:table-cell>
          <table:table-cell table:formula="of:=EXP(-[.$B44]*([.X$1]/10000))" office:value-type="float" office:value="0.965383352550133" calcext:value-type="float">
            <text:p>0.9653833525501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513" calcext:value-type="float">
            <text:p>0.0251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EXP(-[.$B45]*([.F$1]/10000))" office:value-type="float" office:value="0.999817516652112" calcext:value-type="float">
            <text:p>0.999817516652112</text:p>
          </table:table-cell>
          <table:table-cell office:value-type="float" office:value="10" calcext:value-type="float">
            <text:p>10</text:p>
          </table:table-cell>
          <table:table-cell table:formula="of:=EXP(-[.$B45]*([.H$1]/10000))" office:value-type="float" office:value="0.999635066604396" calcext:value-type="float">
            <text:p>0.999635066604396</text:p>
          </table:table-cell>
          <table:table-cell office:value-type="float" office:value="10" calcext:value-type="float">
            <text:p>10</text:p>
          </table:table-cell>
          <table:table-cell table:formula="of:=EXP(-[.$B45]*([.J$1]/10000))" office:value-type="float" office:value="0.999087916201521" calcext:value-type="float">
            <text:p>0.999087916201521</text:p>
          </table:table-cell>
          <table:table-cell office:value-type="float" office:value="10" calcext:value-type="float">
            <text:p>10</text:p>
          </table:table-cell>
          <table:table-cell table:formula="of:=EXP(-[.$B45]*([.L$1]/10000))" office:value-type="float" office:value="0.998176664299897" calcext:value-type="float">
            <text:p>0.998176664299897</text:p>
          </table:table-cell>
          <table:table-cell office:value-type="float" office:value="10" calcext:value-type="float">
            <text:p>10</text:p>
          </table:table-cell>
          <table:table-cell table:formula="of:=EXP(-[.$B45]*([.N$1]/10000))" office:value-type="float" office:value="0.996356653152869" calcext:value-type="float">
            <text:p>0.996356653152869</text:p>
          </table:table-cell>
          <table:table-cell office:value-type="float" office:value="10" calcext:value-type="float">
            <text:p>10</text:p>
          </table:table-cell>
          <table:table-cell table:formula="of:=EXP(-[.$B45]*([.P$1]/10000))" office:value-type="float" office:value="0.99453996049714" calcext:value-type="float">
            <text:p>0.99453996049714</text:p>
          </table:table-cell>
          <table:table-cell office:value-type="float" office:value="10" calcext:value-type="float">
            <text:p>10</text:p>
          </table:table-cell>
          <table:table-cell table:formula="of:=EXP(-[.$B45]*([.R$1]/10000))" office:value-type="float" office:value="0.992726580281987" calcext:value-type="float">
            <text:p>0.992726580281987</text:p>
          </table:table-cell>
          <table:table-cell office:value-type="float" office:value="10" calcext:value-type="float">
            <text:p>10</text:p>
          </table:table-cell>
          <table:table-cell table:formula="of:=EXP(-[.$B45]*([.T$1]/10000))" office:value-type="float" office:value="0.990916506467717" calcext:value-type="float">
            <text:p>0.990916506467717</text:p>
          </table:table-cell>
          <table:table-cell office:value-type="float" office:value="10" calcext:value-type="float">
            <text:p>10</text:p>
          </table:table-cell>
          <table:table-cell table:formula="of:=EXP(-[.$B45]*([.V$1]/10000))" office:value-type="float" office:value="0.981915522790186" calcext:value-type="float">
            <text:p>0.981915522790186</text:p>
          </table:table-cell>
          <table:table-cell office:value-type="float" office:value="10" calcext:value-type="float">
            <text:p>10</text:p>
          </table:table-cell>
          <table:table-cell table:formula="of:=EXP(-[.$B45]*([.X$1]/10000))" office:value-type="float" office:value="0.964158093896324" calcext:value-type="float">
            <text:p>0.964158093896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731" calcext:value-type="float">
            <text:p>0.0273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EXP(-[.$B46]*([.F$1]/10000))" office:value-type="float" office:value="0.999801119779294" calcext:value-type="float">
            <text:p>0.999801119779294</text:p>
          </table:table-cell>
          <table:table-cell office:value-type="float" office:value="15" calcext:value-type="float">
            <text:p>15</text:p>
          </table:table-cell>
          <table:table-cell table:formula="of:=EXP(-[.$B46]*([.H$1]/10000))" office:value-type="float" office:value="0.999602279111929" calcext:value-type="float">
            <text:p>0.999602279111929</text:p>
          </table:table-cell>
          <table:table-cell office:value-type="float" office:value="15" calcext:value-type="float">
            <text:p>15</text:p>
          </table:table-cell>
          <table:table-cell table:formula="of:=EXP(-[.$B46]*([.J$1]/10000))" office:value-type="float" office:value="0.999005994351234" calcext:value-type="float">
            <text:p>0.999005994351234</text:p>
          </table:table-cell>
          <table:table-cell office:value-type="float" office:value="15" calcext:value-type="float">
            <text:p>15</text:p>
          </table:table-cell>
          <table:table-cell table:formula="of:=EXP(-[.$B46]*([.L$1]/10000))" office:value-type="float" office:value="0.998012976749698" calcext:value-type="float">
            <text:p>0.998012976749698</text:p>
          </table:table-cell>
          <table:table-cell office:value-type="float" office:value="15" calcext:value-type="float">
            <text:p>15</text:p>
          </table:table-cell>
          <table:table-cell table:formula="of:=EXP(-[.$B46]*([.N$1]/10000))" office:value-type="float" office:value="0.996029901760793" calcext:value-type="float">
            <text:p>0.996029901760793</text:p>
          </table:table-cell>
          <table:table-cell office:value-type="float" office:value="15" calcext:value-type="float">
            <text:p>15</text:p>
          </table:table-cell>
          <table:table-cell table:formula="of:=EXP(-[.$B46]*([.P$1]/10000))" office:value-type="float" office:value="0.994050767187998" calcext:value-type="float">
            <text:p>0.994050767187998</text:p>
          </table:table-cell>
          <table:table-cell office:value-type="float" office:value="15" calcext:value-type="float">
            <text:p>15</text:p>
          </table:table-cell>
          <table:table-cell table:formula="of:=EXP(-[.$B46]*([.R$1]/10000))" office:value-type="float" office:value="0.992075565201614" calcext:value-type="float">
            <text:p>0.992075565201614</text:p>
          </table:table-cell>
          <table:table-cell office:value-type="float" office:value="15" calcext:value-type="float">
            <text:p>15</text:p>
          </table:table-cell>
          <table:table-cell table:formula="of:=EXP(-[.$B46]*([.T$1]/10000))" office:value-type="float" office:value="0.990104287987502" calcext:value-type="float">
            <text:p>0.990104287987502</text:p>
          </table:table-cell>
          <table:table-cell office:value-type="float" office:value="15" calcext:value-type="float">
            <text:p>15</text:p>
          </table:table-cell>
          <table:table-cell table:formula="of:=EXP(-[.$B46]*([.V$1]/10000))" office:value-type="float" office:value="0.980306501091238" calcext:value-type="float">
            <text:p>0.980306501091238</text:p>
          </table:table-cell>
          <table:table-cell office:value-type="float" office:value="15" calcext:value-type="float">
            <text:p>15</text:p>
          </table:table-cell>
          <table:table-cell table:formula="of:=EXP(-[.$B46]*([.X$1]/10000))" office:value-type="float" office:value="0.961000836081746" calcext:value-type="float">
            <text:p>0.9610008360817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264" calcext:value-type="float">
            <text:p>0.04264</text:p>
          </table:table-cell>
          <table:table-cell office:value-type="float" office:value="0.0284" calcext:value-type="float">
            <text:p>0.028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EXP(-[.$B47]*([.F$1]/10000))" office:value-type="float" office:value="0.999786822725505" calcext:value-type="float">
            <text:p>0.999786822725505</text:p>
          </table:table-cell>
          <table:table-cell office:value-type="float" office:value="20" calcext:value-type="float">
            <text:p>20</text:p>
          </table:table-cell>
          <table:table-cell table:formula="of:=EXP(-[.$B47]*([.H$1]/10000))" office:value-type="float" office:value="0.99957369089556" calcext:value-type="float">
            <text:p>0.99957369089556</text:p>
          </table:table-cell>
          <table:table-cell office:value-type="float" office:value="20" calcext:value-type="float">
            <text:p>20</text:p>
          </table:table-cell>
          <table:table-cell table:formula="of:=EXP(-[.$B47]*([.J$1]/10000))" office:value-type="float" office:value="0.998934567976161" calcext:value-type="float">
            <text:p>0.998934567976161</text:p>
          </table:table-cell>
          <table:table-cell office:value-type="float" office:value="20" calcext:value-type="float">
            <text:p>20</text:p>
          </table:table-cell>
          <table:table-cell table:formula="of:=EXP(-[.$B47]*([.L$1]/10000))" office:value-type="float" office:value="0.99787027109772" calcext:value-type="float">
            <text:p>0.99787027109772</text:p>
          </table:table-cell>
          <table:table-cell office:value-type="float" office:value="20" calcext:value-type="float">
            <text:p>20</text:p>
          </table:table-cell>
          <table:table-cell table:formula="of:=EXP(-[.$B47]*([.N$1]/10000))" office:value-type="float" office:value="0.995745077940637" calcext:value-type="float">
            <text:p>0.995745077940637</text:p>
          </table:table-cell>
          <table:table-cell office:value-type="float" office:value="20" calcext:value-type="float">
            <text:p>20</text:p>
          </table:table-cell>
          <table:table-cell table:formula="of:=EXP(-[.$B47]*([.P$1]/10000))" office:value-type="float" office:value="0.993624410868843" calcext:value-type="float">
            <text:p>0.993624410868843</text:p>
          </table:table-cell>
          <table:table-cell office:value-type="float" office:value="20" calcext:value-type="float">
            <text:p>20</text:p>
          </table:table-cell>
          <table:table-cell table:formula="of:=EXP(-[.$B47]*([.R$1]/10000))" office:value-type="float" office:value="0.991508260243005" calcext:value-type="float">
            <text:p>0.991508260243005</text:p>
          </table:table-cell>
          <table:table-cell office:value-type="float" office:value="20" calcext:value-type="float">
            <text:p>20</text:p>
          </table:table-cell>
          <table:table-cell table:formula="of:=EXP(-[.$B47]*([.T$1]/10000))" office:value-type="float" office:value="0.989396616444316" calcext:value-type="float">
            <text:p>0.989396616444316</text:p>
          </table:table-cell>
          <table:table-cell office:value-type="float" office:value="20" calcext:value-type="float">
            <text:p>20</text:p>
          </table:table-cell>
          <table:table-cell table:formula="of:=EXP(-[.$B47]*([.V$1]/10000))" office:value-type="float" office:value="0.978905664631461" calcext:value-type="float">
            <text:p>0.978905664631461</text:p>
          </table:table-cell>
          <table:table-cell office:value-type="float" office:value="20" calcext:value-type="float">
            <text:p>20</text:p>
          </table:table-cell>
          <table:table-cell table:formula="of:=EXP(-[.$B47]*([.X$1]/10000))" office:value-type="float" office:value="0.958256300247562" calcext:value-type="float">
            <text:p>0.958256300247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9:42:31.343532071</meta:creation-date>
    <dc:date>2022-02-24T19:48:51.014172865</dc:date>
    <meta:editing-duration>PT6M19S</meta:editing-duration>
    <meta:editing-cycles>2</meta:editing-cycles>
    <meta:generator>LibreOffice/6.0.7.3$Linux_X86_64 LibreOffice_project/00m0$Build-3</meta:generator>
    <meta:document-statistic meta:table-count="1" meta:cell-count="1082" meta:object-count="0"/>
  </office:meta>
</office:document-meta>
</file>